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in" svg:height="4.5in" svg:x="8.8669in" svg:y="4.6402in">
            <draw:object draw:notify-on-update-of-ranges="Sheet1.B18:Sheet1.I18 Sheet1.A30:Sheet1.A30 Sheet1.B30:Sheet1.I30 Sheet1.A31:Sheet1.A31 Sheet1.B31:Sheet1.I31 Sheet1.A32:Sheet1.A32 Sheet1.B32:Sheet1.I32 Sheet1.A33:Sheet1.A33 Sheet1.B33:Sheet1.I33 Sheet1.A34:Sheet1.A34 Sheet1.B34:Sheet1.I34 Sheet1.A35:Sheet1.A35 Sheet1.B35:Sheet1.I35 Sheet1.A36:Sheet1.A36 Sheet1.B36:Sheet1.I36 Sheet1.A37:Sheet1.A37 Sheet1.B37:Sheet1.I37 Sheet1.A38:Sheet1.A38 Sheet1.B38:Sheet1.I38 Sheet1.A39:Sheet1.A39 Sheet1.B39:Sheet1.I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5in" svg:height="4.5in" svg:x="8.9575in" svg:y="9.5866in">
            <draw:object draw:notify-on-update-of-ranges="Sheet1.B18:Sheet1.I18 Sheet1.A30:Sheet1.A30 Sheet1.B53:Sheet1.I53 Sheet1.A31:Sheet1.A31 Sheet1.B54:Sheet1.I54 Sheet1.A32:Sheet1.A32 Sheet1.B55:Sheet1.I55 Sheet1.A33:Sheet1.A33 Sheet1.B56:Sheet1.I56 Sheet1.A34:Sheet1.A34 Sheet1.B57:Sheet1.I57 Sheet1.A35:Sheet1.A35 Sheet1.B58:Sheet1.I58 Sheet1.A36:Sheet1.A36 Sheet1.B59:Sheet1.I59 Sheet1.A37:Sheet1.A37 Sheet1.B60:Sheet1.I60 Sheet1.A50:Sheet1.A50 Sheet1.B61:Sheet1.I61 Sheet1.A62:Sheet1.A62 Sheet1.B62:Sheet1.I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5in" svg:height="4.5in" svg:x="9.0945in" svg:y="14.5335in">
            <draw:object draw:notify-on-update-of-ranges="Sheet1.B18:Sheet1.I18 Sheet1.A30:Sheet1.A30 Sheet1.B74:Sheet1.I74 Sheet1.A31:Sheet1.A31 Sheet1.B75:Sheet1.I75 Sheet1.A32:Sheet1.A32 Sheet1.B76:Sheet1.I76 Sheet1.A33:Sheet1.A33 Sheet1.B77:Sheet1.I77 Sheet1.A34:Sheet1.A34 Sheet1.B78:Sheet1.I78 Sheet1.A35:Sheet1.A35 Sheet1.B79:Sheet1.I79 Sheet1.A36:Sheet1.A36 Sheet1.B80:Sheet1.I80 Sheet1.A37:Sheet1.A37 Sheet1.B81:Sheet1.I8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5in" svg:height="4.5in" svg:x="8.8547in" svg:y="0.0256in">
            <draw:object draw:notify-on-update-of-ranges="Sheet1.M12:Sheet1.M12 Sheet1.B2:Sheet1.I2 Sheet1.A14:Sheet1.A14 Sheet1.B14:Sheet1.I14 Sheet1.A10:Sheet1.A10 Sheet1.B10:Sheet1.I10 Sheet1.A11:Sheet1.A11 Sheet1.B11:Sheet1.I11 Sheet1.A12:Sheet1.A12 Sheet1.B12:Sheet1.I12 Sheet1.A13:Sheet1.A13 Sheet1.B13:Sheet1.I13 Sheet1.A15:Sheet1.A15 Sheet1.B15:Sheet1.I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0.5in" svg:height="4.5in" svg:x="9.0791in" svg:y="19.5354in">
            <draw:object draw:notify-on-update-of-ranges="Sheet1.B18:Sheet1.I18 Sheet1.A30:Sheet1.A30 Sheet1.B93:Sheet1.I93 Sheet1.A31:Sheet1.A31 Sheet1.B94:Sheet1.I94 Sheet1.A32:Sheet1.A32 Sheet1.B95:Sheet1.I95 Sheet1.A33:Sheet1.A33 Sheet1.B96:Sheet1.I96 Sheet1.A34:Sheet1.A34 Sheet1.B97:Sheet1.I97 Sheet1.A35:Sheet1.A35 Sheet1.B98:Sheet1.I98 Sheet1.A36:Sheet1.A36 Sheet1.B99:Sheet1.I99 Sheet1.A37:Sheet1.A37 Sheet1.B100:Sheet1.I1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0.33849" calcext:value-type="float">
            <text:p>0.33849</text:p>
          </table:table-cell>
          <table:table-cell office:value-type="float" office:value="3.433208" calcext:value-type="float">
            <text:p>3.433208</text:p>
          </table:table-cell>
          <table:table-cell office:value-type="float" office:value="1.636267" calcext:value-type="float">
            <text:p>1.636267</text:p>
          </table:table-cell>
          <table:table-cell office:value-type="float" office:value="1.405824" calcext:value-type="float">
            <text:p>1.405824</text:p>
          </table:table-cell>
          <table:table-cell office:value-type="float" office:value="3.249654" calcext:value-type="float">
            <text:p>3.249654</text:p>
          </table:table-cell>
          <table:table-cell office:value-type="float" office:value="0.356803" calcext:value-type="float">
            <text:p>0.356803</text:p>
          </table:table-cell>
          <table:table-cell office:value-type="float" office:value="1.179634" calcext:value-type="float">
            <text:p>1.179634</text:p>
          </table:table-cell>
          <table:table-cell office:value-type="float" office:value="2.119525" calcext:value-type="float">
            <text:p>2.119525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table:formula="of:=[.B8]/[.B7]-1" office:value-type="float" office:value="0.161882270560088" calcext:value-type="float">
            <text:p>0.1618822706</text:p>
          </table:table-cell>
          <table:table-cell table:formula="of:=[.C8]/[.C7]-1" office:value-type="float" office:value="-0.00342148537225739" calcext:value-type="float">
            <text:p>-0.0034214854</text:p>
          </table:table-cell>
          <table:table-cell table:formula="of:=[.D8]/[.D7]-1" office:value-type="float" office:value="0.547145245290298" calcext:value-type="float">
            <text:p>0.5471452453</text:p>
          </table:table-cell>
          <table:table-cell table:formula="of:=[.E8]/[.E7]-1" office:value-type="float" office:value="0.426903647585785" calcext:value-type="float">
            <text:p>0.4269036476</text:p>
          </table:table-cell>
          <table:table-cell table:formula="of:=[.F8]/[.F7]-1" office:value-type="float" office:value="0.0322401328777442" calcext:value-type="float">
            <text:p>0.0322401329</text:p>
          </table:table-cell>
          <table:table-cell table:formula="of:=[.G8]/[.G7]-1" office:value-type="float" office:value="0.0362179524412487" calcext:value-type="float">
            <text:p>0.0362179524</text:p>
          </table:table-cell>
          <table:table-cell table:formula="of:=[.H8]/[.H7]-1" office:value-type="float" office:value="0.203116426410684" calcext:value-type="float">
            <text:p>0.2031164264</text:p>
          </table:table-cell>
          <table:table-cell table:formula="of:=[.I8]/[.I7]-1" office:value-type="float" office:value="-0.0330117985312172" calcext:value-type="float">
            <text:p>-0.03301179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IP Stride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062" calcext:value-type="float">
            <text:p>0.304062</text:p>
          </table:table-cell>
          <table:table-cell office:value-type="float" office:value="3.448897" calcext:value-type="float">
            <text:p>3.448897</text:p>
          </table:table-cell>
          <table:table-cell office:value-type="float" office:value="1.901197" calcext:value-type="float">
            <text:p>1.901197</text:p>
          </table:table-cell>
          <table:table-cell office:value-type="float" office:value="1.453495" calcext:value-type="float">
            <text:p>1.453495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.034002" calcext:value-type="float">
            <text:p>1.034002</text:p>
          </table:table-cell>
          <table:table-cell office:value-type="float" office:value="2.225644" calcext:value-type="float">
            <text:p>2.225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936" calcext:value-type="float">
            <text:p>0.305936</text:p>
          </table:table-cell>
          <table:table-cell office:value-type="float" office:value="3.448241" calcext:value-type="float">
            <text:p>3.448241</text:p>
          </table:table-cell>
          <table:table-cell office:value-type="float" office:value="1.443829" calcext:value-type="float">
            <text:p>1.443829</text:p>
          </table:table-cell>
          <table:table-cell office:value-type="float" office:value="1.345888" calcext:value-type="float">
            <text:p>1.345888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0.352165" calcext:value-type="float">
            <text:p>0.352165</text:p>
          </table:table-cell>
          <table:table-cell office:value-type="float" office:value="1.10702" calcext:value-type="float">
            <text:p>1.10702</text:p>
          </table:table-cell>
          <table:table-cell office:value-type="float" office:value="2.216154" calcext:value-type="float">
            <text:p>2.216154</text:p>
          </table:table-cell>
        </table:table-row>
        <table:table-row table:style-name="ro1">
          <table:table-cell table:style-name="ce6" office:value-type="string" calcext:value-type="string">
            <text:p>Default-3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0383" calcext:value-type="float">
            <text:p>0.310383</text:p>
          </table:table-cell>
          <table:table-cell office:value-type="float" office:value="3.449012" calcext:value-type="float">
            <text:p>3.44901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466109" calcext:value-type="float">
            <text:p>1.466109</text:p>
          </table:table-cell>
          <table:table-cell office:value-type="float" office:value="3.213159" calcext:value-type="float">
            <text:p>3.213159</text:p>
          </table:table-cell>
          <table:table-cell office:value-type="float" office:value="0.353151" calcext:value-type="float">
            <text:p>0.353151</text:p>
          </table:table-cell>
          <table:table-cell office:value-type="float" office:value="1.159791" calcext:value-type="float">
            <text:p>1.159791</text:p>
          </table:table-cell>
          <table:table-cell office:value-type="float" office:value="2.219644" calcext:value-type="float">
            <text:p>2.219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1298" calcext:value-type="float">
            <text:p>0.311298</text:p>
          </table:table-cell>
          <table:table-cell office:value-type="float" office:value="3.449058" calcext:value-type="float">
            <text:p>3.449058</text:p>
          </table:table-cell>
          <table:table-cell office:value-type="float" office:value="1.833061" calcext:value-type="float">
            <text:p>1.833061</text:p>
          </table:table-cell>
          <table:table-cell office:value-type="float" office:value="1.484671" calcext:value-type="float">
            <text:p>1.484671</text:p>
          </table:table-cell>
          <table:table-cell office:value-type="float" office:value="3.256786" calcext:value-type="float">
            <text:p>3.256786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2.227381" calcext:value-type="float">
            <text:p>2.227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3.447658" calcext:value-type="float">
            <text:p>3.447658</text:p>
          </table:table-cell>
          <table:table-cell office:value-type="float" office:value="1.887888" calcext:value-type="float">
            <text:p>1.887888</text:p>
          </table:table-cell>
          <table:table-cell office:value-type="float" office:value="1.482921" calcext:value-type="float">
            <text:p>1.482921</text:p>
          </table:table-cell>
          <table:table-cell office:value-type="float" office:value="3.26203" calcext:value-type="float">
            <text:p>3.26203</text:p>
          </table:table-cell>
          <table:table-cell office:value-type="float" office:value="0.352483" calcext:value-type="float">
            <text:p>0.352483</text:p>
          </table:table-cell>
          <table:table-cell office:value-type="float" office:value="1.188658" calcext:value-type="float">
            <text:p>1.188658</text:p>
          </table:table-cell>
          <table:table-cell office:value-type="float" office:value="2.230633" calcext:value-type="float">
            <text:p>2.230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34" calcext:value-type="float">
            <text:p>0.31134</text:p>
          </table:table-cell>
          <table:table-cell office:value-type="float" office:value="3.448828" calcext:value-type="float">
            <text:p>3.448828</text:p>
          </table:table-cell>
          <table:table-cell office:value-type="float" office:value="1.771491" calcext:value-type="float">
            <text:p>1.771491</text:p>
          </table:table-cell>
          <table:table-cell office:value-type="float" office:value="1.446691" calcext:value-type="float">
            <text:p>1.446691</text:p>
          </table:table-cell>
          <table:table-cell office:value-type="float" office:value="3.269007" calcext:value-type="float">
            <text:p>3.26900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1.188173" calcext:value-type="float">
            <text:p>1.188173</text:p>
          </table:table-cell>
          <table:table-cell office:value-type="float" office:value="2.230351" calcext:value-type="float">
            <text:p>2.230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3.448751" calcext:value-type="float">
            <text:p>3.448751</text:p>
          </table:table-cell>
          <table:table-cell office:value-type="float" office:value="1.737567" calcext:value-type="float">
            <text:p>1.737567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3.267318" calcext:value-type="float">
            <text:p>3.267318</text:p>
          </table:table-cell>
          <table:table-cell office:value-type="float" office:value="0.349733" calcext:value-type="float">
            <text:p>0.349733</text:p>
          </table:table-cell>
          <table:table-cell office:value-type="float" office:value="1.163085" calcext:value-type="float">
            <text:p>1.163085</text:p>
          </table:table-cell>
          <table:table-cell office:value-type="float" office:value="2.231444" calcext:value-type="float">
            <text:p>2.231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629" calcext:value-type="float">
            <text:p>0.311629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1.708005" calcext:value-type="float">
            <text:p>1.708005</text:p>
          </table:table-cell>
          <table:table-cell office:value-type="float" office:value="1.354948" calcext:value-type="float">
            <text:p>1.354948</text:p>
          </table:table-cell>
          <table:table-cell office:value-type="float" office:value="3.272993" calcext:value-type="float">
            <text:p>3.272993</text:p>
          </table:table-cell>
          <table:table-cell office:value-type="float" office:value="0.347953" calcext:value-type="float">
            <text:p>0.347953</text:p>
          </table:table-cell>
          <table:table-cell office:value-type="float" office:value="1.154135" calcext:value-type="float">
            <text:p>1.154135</text:p>
          </table:table-cell>
          <table:table-cell office:value-type="float" office:value="2.23334" calcext:value-type="float">
            <text:p>2.23334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3.45067" calcext:value-type="float">
            <text:p>3.45067</text:p>
          </table:table-cell>
          <table:table-cell office:value-type="float" office:value="1.697416" calcext:value-type="float">
            <text:p>1.697416</text:p>
          </table:table-cell>
          <table:table-cell office:value-type="float" office:value="1.316827" calcext:value-type="float">
            <text:p>1.316827</text:p>
          </table:table-cell>
          <table:table-cell office:value-type="float" office:value="3.289624" calcext:value-type="float">
            <text:p>3.289624</text:p>
          </table:table-cell>
          <table:table-cell office:value-type="float" office:value="0.346588" calcext:value-type="float">
            <text:p>0.346588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2.227954" calcext:value-type="float">
            <text:p>2.227954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/[.B19]-1" office:value-type="float" office:value="0" calcext:value-type="float">
            <text:p>0</text:p>
          </table:table-cell>
          <table:table-cell table:formula="of:=[.C19]/[.C19]-1" office:value-type="float" office:value="0" calcext:value-type="float">
            <text:p>0</text:p>
          </table:table-cell>
          <table:table-cell table:formula="of:=[.D19]/[.D19]-1" office:value-type="float" office:value="0" calcext:value-type="float">
            <text:p>0</text:p>
          </table:table-cell>
          <table:table-cell table:formula="of:=[.E19]/[.E19]-1" office:value-type="float" office:value="0" calcext:value-type="float">
            <text:p>0</text:p>
          </table:table-cell>
          <table:table-cell table:formula="of:=[.F19]/[.F19]-1" office:value-type="float" office:value="0" calcext:value-type="float">
            <text:p>0</text:p>
          </table:table-cell>
          <table:table-cell table:formula="of:=[.G19]/[.G19]-1" office:value-type="float" office:value="0" calcext:value-type="float">
            <text:p>0</text:p>
          </table:table-cell>
          <table:table-cell table:formula="of:=[.H19]/[.H19]-1" office:value-type="float" office:value="0" calcext:value-type="float">
            <text:p>0</text:p>
          </table:table-cell>
          <table:table-cell table:formula="of:=[.I19]/[.I1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20]/[.B19]-1" office:value-type="float" office:value="0.00616321671238107" calcext:value-type="float">
            <text:p>0.006163</text:p>
          </table:table-cell>
          <table:table-cell table:style-name="ce11" table:formula="of:=[.C20]/[.C19]-1" office:value-type="float" office:value="-0.000190205738240468" calcext:value-type="float">
            <text:p>-0.000190</text:p>
          </table:table-cell>
          <table:table-cell table:style-name="ce11" table:formula="of:=[.D20]/[.D19]-1" office:value-type="float" office:value="-0.240568441881615" calcext:value-type="float">
            <text:p>-0.240568</text:p>
          </table:table-cell>
          <table:table-cell table:style-name="ce11" table:formula="of:=[.E20]/[.E19]-1" office:value-type="float" office:value="-0.0740332784082505" calcext:value-type="float">
            <text:p>-0.074033</text:p>
          </table:table-cell>
          <table:table-cell table:style-name="ce11" table:formula="of:=[.F20]/[.F19]-1" office:value-type="float" office:value="0.0119066686343818" calcext:value-type="float">
            <text:p>0.011907</text:p>
          </table:table-cell>
          <table:table-cell table:style-name="ce11" table:formula="of:=[.G20]/[.G19]-1" office:value-type="float" office:value="0.00307903521664321" calcext:value-type="float">
            <text:p>0.003079</text:p>
          </table:table-cell>
          <table:table-cell table:style-name="ce11" table:formula="of:=[.H20]/[.H19]-1" office:value-type="float" office:value="0.0706168846868767" calcext:value-type="float">
            <text:p>0.070617</text:p>
          </table:table-cell>
          <table:table-cell table:style-name="ce11" table:formula="of:=[.I20]/[.I19]-1" office:value-type="float" office:value="-0.00426393439382045" calcext:value-type="float">
            <text:p>-0.00426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21]/[.B19]-1" office:value-type="float" office:value="0.0116357848070461" calcext:value-type="float">
            <text:p>0.011636</text:p>
          </table:table-cell>
          <table:table-cell table:style-name="ce11" table:formula="of:=[.C21]/[.C19]-1" office:value-type="float" office:value="0.0000255154039101591" calcext:value-type="float">
            <text:p>0.000026</text:p>
          </table:table-cell>
          <table:table-cell table:style-name="ce11" table:formula="of:=[.D21]/[.D19]-1" office:value-type="float" office:value="-0.198615924599082" calcext:value-type="float">
            <text:p>-0.198616</text:p>
          </table:table-cell>
          <table:table-cell table:style-name="ce11" table:formula="of:=[.E21]/[.E19]-1" office:value-type="float" office:value="-0.0317441752465609" calcext:value-type="float">
            <text:p>-0.031744</text:p>
          </table:table-cell>
          <table:table-cell table:style-name="ce11" table:formula="of:=[.F21]/[.F19]-1" office:value-type="float" office:value="0.0175851416959334" calcext:value-type="float">
            <text:p>0.017585</text:p>
          </table:table-cell>
          <table:table-cell table:style-name="ce11" table:formula="of:=[.G21]/[.G19]-1" office:value-type="float" office:value="0.00525800093424933" calcext:value-type="float">
            <text:p>0.005258</text:p>
          </table:table-cell>
          <table:table-cell table:style-name="ce11" table:formula="of:=[.H21]/[.H19]-1" office:value-type="float" office:value="0.095199042168197" calcext:value-type="float">
            <text:p>0.095199</text:p>
          </table:table-cell>
          <table:table-cell table:style-name="ce11" table:formula="of:=[.I21]/[.I19]-1" office:value-type="float" office:value="-0.00396379654607826" calcext:value-type="float">
            <text:p>-0.003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22]/[.B19]-1" office:value-type="float" office:value="0.0207885233932552" calcext:value-type="float">
            <text:p>0.020789</text:p>
          </table:table-cell>
          <table:table-cell table:style-name="ce11" table:formula="of:=[.C22]/[.C19]-1" office:value-type="float" office:value="0.0000333439937463265" calcext:value-type="float">
            <text:p>0.000033</text:p>
          </table:table-cell>
          <table:table-cell table:style-name="ce11" table:formula="of:=[.D22]/[.D19]-1" office:value-type="float" office:value="-0.138855678817082" calcext:value-type="float">
            <text:p>-0.138856</text:p>
          </table:table-cell>
          <table:table-cell table:style-name="ce11" table:formula="of:=[.E22]/[.E19]-1" office:value-type="float" office:value="0.00867839242653057" calcext:value-type="float">
            <text:p>0.008678</text:p>
          </table:table-cell>
          <table:table-cell table:style-name="ce11" table:formula="of:=[.F22]/[.F19]-1" office:value-type="float" office:value="0.0110737462031545" calcext:value-type="float">
            <text:p>0.011074</text:p>
          </table:table-cell>
          <table:table-cell table:style-name="ce11" table:formula="of:=[.G22]/[.G19]-1" office:value-type="float" office:value="0.00588747991933558" calcext:value-type="float">
            <text:p>0.005887</text:p>
          </table:table-cell>
          <table:table-cell table:style-name="ce11" table:formula="of:=[.H22]/[.H19]-1" office:value-type="float" office:value="0.12165256933739" calcext:value-type="float">
            <text:p>0.121653</text:p>
          </table:table-cell>
          <table:table-cell table:style-name="ce11" table:formula="of:=[.I22]/[.I19]-1" office:value-type="float" office:value="-0.00269584893181474" calcext:value-type="float">
            <text:p>-0.002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23]/[.B19]-1" office:value-type="float" office:value="0.0237977780847327" calcext:value-type="float">
            <text:p>0.023798</text:p>
          </table:table-cell>
          <table:table-cell table:style-name="ce11" table:formula="of:=[.C23]/[.C19]-1" office:value-type="float" office:value="0.0000466815912449903" calcext:value-type="float">
            <text:p>0.000047</text:p>
          </table:table-cell>
          <table:table-cell table:style-name="ce11" table:formula="of:=[.D23]/[.D19]-1" office:value-type="float" office:value="-0.0358384743927115" calcext:value-type="float">
            <text:p>-0.035838</text:p>
          </table:table-cell>
          <table:table-cell table:style-name="ce11" table:formula="of:=[.E23]/[.E19]-1" office:value-type="float" office:value="0.0214489901926047" calcext:value-type="float">
            <text:p>0.021449</text:p>
          </table:table-cell>
          <table:table-cell table:style-name="ce11" table:formula="of:=[.F23]/[.F19]-1" office:value-type="float" office:value="0.0248017049893847" calcext:value-type="float">
            <text:p>0.024802</text:p>
          </table:table-cell>
          <table:table-cell table:style-name="ce11" table:formula="of:=[.G23]/[.G19]-1" office:value-type="float" office:value="0.00286256280548236" calcext:value-type="float">
            <text:p>0.002863</text:p>
          </table:table-cell>
          <table:table-cell table:style-name="ce11" table:formula="of:=[.H23]/[.H19]-1" office:value-type="float" office:value="0.14110997851068" calcext:value-type="float">
            <text:p>0.141110</text:p>
          </table:table-cell>
          <table:table-cell table:style-name="ce11" table:formula="of:=[.I23]/[.I19]-1" office:value-type="float" office:value="0.000780448265760292" calcext:value-type="float">
            <text:p>0.000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24]/[.B19]-1" office:value-type="float" office:value="0.0267708559438535" calcext:value-type="float">
            <text:p>0.026771</text:p>
          </table:table-cell>
          <table:table-cell table:style-name="ce11" table:formula="of:=[.C24]/[.C19]-1" office:value-type="float" office:value="-0.000359245289146104" calcext:value-type="float">
            <text:p>-0.000359</text:p>
          </table:table-cell>
          <table:table-cell table:style-name="ce11" table:formula="of:=[.D24]/[.D19]-1" office:value-type="float" office:value="-0.00700032663632422" calcext:value-type="float">
            <text:p>-0.007000</text:p>
          </table:table-cell>
          <table:table-cell table:style-name="ce11" table:formula="of:=[.E24]/[.E19]-1" office:value-type="float" office:value="0.0202449956828197" calcext:value-type="float">
            <text:p>0.020245</text:p>
          </table:table-cell>
          <table:table-cell table:style-name="ce11" table:formula="of:=[.F24]/[.F19]-1" office:value-type="float" office:value="0.0264518165229533" calcext:value-type="float">
            <text:p>0.026452</text:p>
          </table:table-cell>
          <table:table-cell table:style-name="ce11" table:formula="of:=[.G24]/[.G19]-1" office:value-type="float" office:value="0.00398480135807944" calcext:value-type="float">
            <text:p>0.003985</text:p>
          </table:table-cell>
          <table:table-cell table:style-name="ce11" table:formula="of:=[.H24]/[.H19]-1" office:value-type="float" office:value="0.149570310308877" calcext:value-type="float">
            <text:p>0.149570</text:p>
          </table:table-cell>
          <table:table-cell table:style-name="ce11" table:formula="of:=[.I24]/[.I19]-1" office:value-type="float" office:value="0.00224159838680404" calcext:value-type="float">
            <text:p>0.002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25]/[.B19]-1" office:value-type="float" office:value="0.0239359078082759" calcext:value-type="float">
            <text:p>0.023936</text:p>
          </table:table-cell>
          <table:table-cell table:style-name="ce11" table:formula="of:=[.C25]/[.C19]-1" office:value-type="float" office:value="-0.0000200063962478847" calcext:value-type="float">
            <text:p>-0.000020</text:p>
          </table:table-cell>
          <table:table-cell table:style-name="ce11" table:formula="of:=[.D25]/[.D19]-1" office:value-type="float" office:value="-0.068223335088368" calcext:value-type="float">
            <text:p>-0.068223</text:p>
          </table:table-cell>
          <table:table-cell table:style-name="ce11" table:formula="of:=[.E25]/[.E19]-1" office:value-type="float" office:value="-0.00468113065404419" calcext:value-type="float">
            <text:p>-0.004681</text:p>
          </table:table-cell>
          <table:table-cell table:style-name="ce11" table:formula="of:=[.F25]/[.F19]-1" office:value-type="float" office:value="0.028647245235712" calcext:value-type="float">
            <text:p>0.028647</text:p>
          </table:table-cell>
          <table:table-cell table:style-name="ce11" table:formula="of:=[.G25]/[.G19]-1" office:value-type="float" office:value="0.000489911246311259" calcext:value-type="float">
            <text:p>0.000490</text:p>
          </table:table-cell>
          <table:table-cell table:style-name="ce11" table:formula="of:=[.H25]/[.H19]-1" office:value-type="float" office:value="0.149101258991762" calcext:value-type="float">
            <text:p>0.149101</text:p>
          </table:table-cell>
          <table:table-cell table:style-name="ce11" table:formula="of:=[.I25]/[.I19]-1" office:value-type="float" office:value="0.00211489348700877" calcext:value-type="float">
            <text:p>0.002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26]/[.B19]-1" office:value-type="float" office:value="0.0268399208056251" calcext:value-type="float">
            <text:p>0.026840</text:p>
          </table:table-cell>
          <table:table-cell table:style-name="ce11" table:formula="of:=[.C26]/[.C19]-1" office:value-type="float" office:value="-0.0000423323746693294" calcext:value-type="float">
            <text:p>-0.000042</text:p>
          </table:table-cell>
          <table:table-cell table:style-name="ce11" table:formula="of:=[.D26]/[.D19]-1" office:value-type="float" office:value="-0.0860668305283461" calcext:value-type="float">
            <text:p>-0.086067</text:p>
          </table:table-cell>
          <table:table-cell table:style-name="ce11" table:formula="of:=[.E26]/[.E19]-1" office:value-type="float" office:value="-0.0412474759115098" calcext:value-type="float">
            <text:p>-0.041247</text:p>
          </table:table-cell>
          <table:table-cell table:style-name="ce11" table:formula="of:=[.F26]/[.F19]-1" office:value-type="float" office:value="0.0281157733859414" calcext:value-type="float">
            <text:p>0.028116</text:p>
          </table:table-cell>
          <table:table-cell table:style-name="ce11" table:formula="of:=[.G26]/[.G19]-1" office:value-type="float" office:value="-0.00384808194050434" calcext:value-type="float">
            <text:p>-0.003848</text:p>
          </table:table-cell>
          <table:table-cell table:style-name="ce11" table:formula="of:=[.H26]/[.H19]-1" office:value-type="float" office:value="0.124838249829304" calcext:value-type="float">
            <text:p>0.124838</text:p>
          </table:table-cell>
          <table:table-cell table:style-name="ce11" table:formula="of:=[.I26]/[.I19]-1" office:value-type="float" office:value="0.00260598730075423" calcext:value-type="float">
            <text:p>0.002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[.B27]/[.B19]-1" office:value-type="float" office:value="0.0248863718583709" calcext:value-type="float">
            <text:p>0.024886</text:p>
          </table:table-cell>
          <table:table-cell table:style-name="ce11" table:formula="of:=[.C27]/[.C19]-1" office:value-type="float" office:value="0.000480733405491707" calcext:value-type="float">
            <text:p>0.000481</text:p>
          </table:table-cell>
          <table:table-cell table:style-name="ce11" table:formula="of:=[.D27]/[.D19]-1" office:value-type="float" office:value="-0.101615981931383" calcext:value-type="float">
            <text:p>-0.101616</text:p>
          </table:table-cell>
          <table:table-cell table:style-name="ce11" table:formula="of:=[.E27]/[.E19]-1" office:value-type="float" office:value="-0.0678000268318776" calcext:value-type="float">
            <text:p>-0.067800</text:p>
          </table:table-cell>
          <table:table-cell table:style-name="ce11" table:formula="of:=[.F27]/[.F19]-1" office:value-type="float" office:value="0.0299015062145076" calcext:value-type="float">
            <text:p>0.029902</text:p>
          </table:table-cell>
          <table:table-cell table:style-name="ce11" table:formula="of:=[.G27]/[.G19]-1" office:value-type="float" office:value="-0.00891809367558771" calcext:value-type="float">
            <text:p>-0.008918</text:p>
          </table:table-cell>
          <table:table-cell table:style-name="ce11" table:formula="of:=[.H27]/[.H19]-1" office:value-type="float" office:value="0.116182560575318" calcext:value-type="float">
            <text:p>0.116183</text:p>
          </table:table-cell>
          <table:table-cell table:style-name="ce11" table:formula="of:=[.I27]/[.I19]-1" office:value-type="float" office:value="0.00345787556320776" calcext:value-type="float">
            <text:p>0.003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[.B28]/[.B19]-1" office:value-type="float" office:value="0.0255342660378475" calcext:value-type="float">
            <text:p>0.025534</text:p>
          </table:table-cell>
          <table:table-cell table:style-name="ce11" table:formula="of:=[.C28]/[.C19]-1" office:value-type="float" office:value="0.000514077399238033" calcext:value-type="float">
            <text:p>0.000514</text:p>
          </table:table-cell>
          <table:table-cell table:style-name="ce11" table:formula="of:=[.D28]/[.D19]-1" office:value-type="float" office:value="-0.10718563094724" calcext:value-type="float">
            <text:p>-0.107186</text:p>
          </table:table-cell>
          <table:table-cell table:style-name="ce11" table:formula="of:=[.E28]/[.E19]-1" office:value-type="float" office:value="-0.0940271552361721" calcext:value-type="float">
            <text:p>-0.094027</text:p>
          </table:table-cell>
          <table:table-cell table:style-name="ce11" table:formula="of:=[.F28]/[.F19]-1" office:value-type="float" office:value="0.0351347260685841" calcext:value-type="float">
            <text:p>0.035135</text:p>
          </table:table-cell>
          <table:table-cell table:style-name="ce11" table:formula="of:=[.G28]/[.G19]-1" office:value-type="float" office:value="-0.0128060521128847" calcext:value-type="float">
            <text:p>-0.012806</text:p>
          </table:table-cell>
          <table:table-cell table:style-name="ce11" table:formula="of:=[.H28]/[.H19]-1" office:value-type="float" office:value="0.106197086659407" calcext:value-type="float">
            <text:p>0.106197</text:p>
          </table:table-cell>
          <table:table-cell table:style-name="ce11" table:formula="of:=[.I28]/[.I19]-1" office:value-type="float" office:value="0.00103790183874874" calcext:value-type="float">
            <text:p>0.001038</text:p>
          </table:table-cell>
        </table:table-row>
        <table:table-row table:style-name="ro1">
          <table:table-cell table:style-name="ce4" office:value-type="string" calcext:value-type="string">
            <text:p>Strea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3012" calcext:value-type="float">
            <text:p>0.283012</text:p>
          </table:table-cell>
          <table:table-cell office:value-type="float" office:value="3.442955" calcext:value-type="float">
            <text:p>3.442955</text:p>
          </table:table-cell>
          <table:table-cell office:value-type="float" office:value="1.060925" calcext:value-type="float">
            <text:p>1.060925</text:p>
          </table:table-cell>
          <table:table-cell office:value-type="float" office:value="0.996374" calcext:value-type="float">
            <text:p>0.996374</text:p>
          </table:table-cell>
          <table:table-cell office:value-type="float" office:value="3.148262" calcext:value-type="float">
            <text:p>3.148262</text:p>
          </table:table-cell>
          <table:table-cell office:value-type="float" office:value="0.337589" calcext:value-type="float">
            <text:p>0.337589</text:p>
          </table:table-cell>
          <table:table-cell office:value-type="float" office:value="0.980497" calcext:value-type="float">
            <text:p>0.980497</text:p>
          </table:table-cell>
          <table:table-cell office:value-type="float" office:value="2.188793" calcext:value-type="float">
            <text:p>2.188793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3.434913" calcext:value-type="float">
            <text:p>3.434913</text:p>
          </table:table-cell>
          <table:table-cell office:value-type="float" office:value="1.242388" calcext:value-type="float">
            <text:p>1.242388</text:p>
          </table:table-cell>
          <table:table-cell office:value-type="float" office:value="1.037498" calcext:value-type="float">
            <text:p>1.037498</text:p>
          </table:table-cell>
          <table:table-cell office:value-type="float" office:value="3.169243" calcext:value-type="float">
            <text:p>3.169243</text:p>
          </table:table-cell>
          <table:table-cell office:value-type="float" office:value="0.336763" calcext:value-type="float">
            <text:p>0.336763</text:p>
          </table:table-cell>
          <table:table-cell office:value-type="float" office:value="1.065059" calcext:value-type="float">
            <text:p>1.065059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3.42809" calcext:value-type="float">
            <text:p>3.42809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1.078059" calcext:value-type="float">
            <text:p>1.078059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1.097785" calcext:value-type="float">
            <text:p>1.097785</text:p>
          </table:table-cell>
          <table:table-cell office:value-type="float" office:value="2.218754" calcext:value-type="float">
            <text:p>2.218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273" calcext:value-type="float">
            <text:p>0.244273</text:p>
          </table:table-cell>
          <table:table-cell office:value-type="float" office:value="3.428397" calcext:value-type="float">
            <text:p>3.428397</text:p>
          </table:table-cell>
          <table:table-cell office:value-type="float" office:value="1.262283" calcext:value-type="float">
            <text:p>1.262283</text:p>
          </table:table-cell>
          <table:table-cell office:value-type="float" office:value="1.067451" calcext:value-type="float">
            <text:p>1.067451</text:p>
          </table:table-cell>
          <table:table-cell office:value-type="float" office:value="3.162011" calcext:value-type="float">
            <text:p>3.162011</text:p>
          </table:table-cell>
          <table:table-cell office:value-type="float" office:value="0.335011" calcext:value-type="float">
            <text:p>0.335011</text:p>
          </table:table-cell>
          <table:table-cell office:value-type="float" office:value="1.091892" calcext:value-type="float">
            <text:p>1.091892</text:p>
          </table:table-cell>
          <table:table-cell office:value-type="float" office:value="2.199278" calcext:value-type="float">
            <text:p>2.199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3.421102" calcext:value-type="float">
            <text:p>3.421102</text:p>
          </table:table-cell>
          <table:table-cell office:value-type="float" office:value="1.335014" calcext:value-type="float">
            <text:p>1.335014</text:p>
          </table:table-cell>
          <table:table-cell office:value-type="float" office:value="1.121368" calcext:value-type="float">
            <text:p>1.121368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336583" calcext:value-type="float">
            <text:p>0.336583</text:p>
          </table:table-cell>
          <table:table-cell office:value-type="float" office:value="1.099739" calcext:value-type="float">
            <text:p>1.099739</text:p>
          </table:table-cell>
          <table:table-cell office:value-type="float" office:value="2.197192" calcext:value-type="float">
            <text:p>2.197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3.401091" calcext:value-type="float">
            <text:p>3.401091</text:p>
          </table:table-cell>
          <table:table-cell office:value-type="float" office:value="1.393326" calcext:value-type="float">
            <text:p>1.393326</text:p>
          </table:table-cell>
          <table:table-cell office:value-type="float" office:value="1.109453" calcext:value-type="float">
            <text:p>1.109453</text:p>
          </table:table-cell>
          <table:table-cell office:value-type="float" office:value="3.208184" calcext:value-type="float">
            <text:p>3.208184</text:p>
          </table:table-cell>
          <table:table-cell office:value-type="float" office:value="0.338479" calcext:value-type="float">
            <text:p>0.338479</text:p>
          </table:table-cell>
          <table:table-cell office:value-type="float" office:value="1.120625" calcext:value-type="float">
            <text:p>1.120625</text:p>
          </table:table-cell>
          <table:table-cell office:value-type="float" office:value="2.204971" calcext:value-type="float">
            <text:p>2.2049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3.413552" calcext:value-type="float">
            <text:p>3.413552</text:p>
          </table:table-cell>
          <table:table-cell office:value-type="float" office:value="1.603727" calcext:value-type="float">
            <text:p>1.603727</text:p>
          </table:table-cell>
          <table:table-cell office:value-type="float" office:value="1.138891" calcext:value-type="float">
            <text:p>1.138891</text:p>
          </table:table-cell>
          <table:table-cell office:value-type="float" office:value="3.220366" calcext:value-type="float">
            <text:p>3.220366</text:p>
          </table:table-cell>
          <table:table-cell office:value-type="float" office:value="0.338596" calcext:value-type="float">
            <text:p>0.338596</text:p>
          </table:table-cell>
          <table:table-cell office:value-type="float" office:value="1.171756" calcext:value-type="float">
            <text:p>1.171756</text:p>
          </table:table-cell>
          <table:table-cell office:value-type="float" office:value="2.193565" calcext:value-type="float">
            <text:p>2.193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3.407934" calcext:value-type="float">
            <text:p>3.407934</text:p>
          </table:table-cell>
          <table:table-cell office:value-type="float" office:value="1.692326" calcext:value-type="float">
            <text:p>1.692326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3.224071" calcext:value-type="float">
            <text:p>3.224071</text:p>
          </table:table-cell>
          <table:table-cell office:value-type="float" office:value="0.339403" calcext:value-type="float">
            <text:p>0.339403</text:p>
          </table:table-cell>
          <table:table-cell office:value-type="float" office:value="1.178471" calcext:value-type="float">
            <text:p>1.178471</text:p>
          </table:table-cell>
          <table:table-cell office:value-type="float" office:value="2.19047" calcext:value-type="float">
            <text:p>2.19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3.405747" calcext:value-type="float">
            <text:p>3.405747</text:p>
          </table:table-cell>
          <table:table-cell office:value-type="float" office:value="1.647967" calcext:value-type="float">
            <text:p>1.647967</text:p>
          </table:table-cell>
          <table:table-cell office:value-type="float" office:value="1.146907" calcext:value-type="float">
            <text:p>1.146907</text:p>
          </table:table-cell>
          <table:table-cell office:value-type="float" office:value="3.221538" calcext:value-type="float">
            <text:p>3.221538</text:p>
          </table:table-cell>
          <table:table-cell office:value-type="float" office:value="0.339162" calcext:value-type="float">
            <text:p>0.339162</text:p>
          </table:table-cell>
          <table:table-cell office:value-type="float" office:value="1.166368" calcext:value-type="float">
            <text:p>1.166368</text:p>
          </table:table-cell>
          <table:table-cell office:value-type="float" office:value="2.182926" calcext:value-type="float">
            <text:p>2.182926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]/[.B42]-1" office:value-type="float" office:value="0" calcext:value-type="float">
            <text:p>0</text:p>
          </table:table-cell>
          <table:table-cell table:formula="of:=[.C42]/[.C42]-1" office:value-type="float" office:value="0" calcext:value-type="float">
            <text:p>0</text:p>
          </table:table-cell>
          <table:table-cell table:formula="of:=[.D42]/[.D42]-1" office:value-type="float" office:value="0" calcext:value-type="float">
            <text:p>0</text:p>
          </table:table-cell>
          <table:table-cell table:formula="of:=[.E42]/[.E42]-1" office:value-type="float" office:value="0" calcext:value-type="float">
            <text:p>0</text:p>
          </table:table-cell>
          <table:table-cell table:formula="of:=[.F42]/[.F42]-1" office:value-type="float" office:value="0" calcext:value-type="float">
            <text:p>0</text:p>
          </table:table-cell>
          <table:table-cell table:formula="of:=[.G42]/[.G42]-1" office:value-type="float" office:value="0" calcext:value-type="float">
            <text:p>0</text:p>
          </table:table-cell>
          <table:table-cell table:formula="of:=[.H42]/[.H42]-1" office:value-type="float" office:value="0" calcext:value-type="float">
            <text:p>0</text:p>
          </table:table-cell>
          <table:table-cell table:formula="of:=[.I42]/[.I42]-1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table:formula="of:=[.B43]/[.B42]-1" office:value-type="float" office:value="-0.0260271649258688" calcext:value-type="float">
            <text:p>-0.026027</text:p>
          </table:table-cell>
          <table:table-cell table:style-name="ce12" table:formula="of:=[.C43]/[.C42]-1" office:value-type="float" office:value="-0.00372703099517713" calcext:value-type="float">
            <text:p>-0.003727</text:p>
          </table:table-cell>
          <table:table-cell table:style-name="ce12" table:formula="of:=[.D43]/[.D42]-1" office:value-type="float" office:value="0.187002851285435" calcext:value-type="float">
            <text:p>0.187003</text:p>
          </table:table-cell>
          <table:table-cell table:style-name="ce12" table:formula="of:=[.E43]/[.E42]-1" office:value-type="float" office:value="0.035520798415053" calcext:value-type="float">
            <text:p>0.035521</text:p>
          </table:table-cell>
          <table:table-cell table:style-name="ce12" table:formula="of:=[.F43]/[.F42]-1" office:value-type="float" office:value="0.00680534212209794" calcext:value-type="float">
            <text:p>0.006805</text:p>
          </table:table-cell>
          <table:table-cell table:style-name="ce12" table:formula="of:=[.G43]/[.G42]-1" office:value-type="float" office:value="0.0130217513011384" calcext:value-type="float">
            <text:p>0.013022</text:p>
          </table:table-cell>
          <table:table-cell table:style-name="ce12" table:formula="of:=[.H43]/[.H42]-1" office:value-type="float" office:value="0.0746876329045372" calcext:value-type="float">
            <text:p>0.074688</text:p>
          </table:table-cell>
          <table:table-cell table:style-name="ce12" table:formula="of:=[.I43]/[.I42]-1" office:value-type="float" office:value="0.00977296619643786" calcext:value-type="float">
            <text:p>0.009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table:formula="of:=[.B44]/[.B42]-1" office:value-type="float" office:value="-0.0678345794524614" calcext:value-type="float">
            <text:p>-0.067835</text:p>
          </table:table-cell>
          <table:table-cell table:style-name="ce12" table:formula="of:=[.C44]/[.C42]-1" office:value-type="float" office:value="-0.00233578423185898" calcext:value-type="float">
            <text:p>-0.002336</text:p>
          </table:table-cell>
          <table:table-cell table:style-name="ce12" table:formula="of:=[.D44]/[.D42]-1" office:value-type="float" office:value="0.17104225086599" calcext:value-type="float">
            <text:p>0.171042</text:p>
          </table:table-cell>
          <table:table-cell table:style-name="ce12" table:formula="of:=[.E44]/[.E42]-1" office:value-type="float" office:value="0.0412736582849413" calcext:value-type="float">
            <text:p>0.041274</text:p>
          </table:table-cell>
          <table:table-cell table:style-name="ce12" table:formula="of:=[.F44]/[.F42]-1" office:value-type="float" office:value="0.00666431192829564" calcext:value-type="float">
            <text:p>0.006664</text:p>
          </table:table-cell>
          <table:table-cell table:style-name="ce12" table:formula="of:=[.G44]/[.G42]-1" office:value-type="float" office:value="-0.00244676218715656" calcext:value-type="float">
            <text:p>-0.002447</text:p>
          </table:table-cell>
          <table:table-cell table:style-name="ce12" table:formula="of:=[.H44]/[.H42]-1" office:value-type="float" office:value="0.0862440170648151" calcext:value-type="float">
            <text:p>0.086244</text:p>
          </table:table-cell>
          <table:table-cell table:style-name="ce12" table:formula="of:=[.I44]/[.I42]-1" office:value-type="float" office:value="0.0119732656308751" calcext:value-type="float">
            <text:p>0.011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formula="of:=[.B45]/[.B42]-1" office:value-type="float" office:value="-0.112479329498396" calcext:value-type="float">
            <text:p>-0.112479</text:p>
          </table:table-cell>
          <table:table-cell table:style-name="ce12" table:formula="of:=[.C45]/[.C42]-1" office:value-type="float" office:value="-0.00431751213710307" calcext:value-type="float">
            <text:p>-0.004318</text:p>
          </table:table-cell>
          <table:table-cell table:style-name="ce12" table:formula="of:=[.D45]/[.D42]-1" office:value-type="float" office:value="0.346023517213752" calcext:value-type="float">
            <text:p>0.346024</text:p>
          </table:table-cell>
          <table:table-cell table:style-name="ce12" table:formula="of:=[.E45]/[.E42]-1" office:value-type="float" office:value="0.08198226770269" calcext:value-type="float">
            <text:p>0.081982</text:p>
          </table:table-cell>
          <table:table-cell table:style-name="ce12" table:formula="of:=[.F45]/[.F42]-1" office:value-type="float" office:value="0.0120758691620964" calcext:value-type="float">
            <text:p>0.012076</text:p>
          </table:table-cell>
          <table:table-cell table:style-name="ce12" table:formula="of:=[.G45]/[.G42]-1" office:value-type="float" office:value="0.00287035418808079" calcext:value-type="float">
            <text:p>0.002870</text:p>
          </table:table-cell>
          <table:table-cell table:style-name="ce12" table:formula="of:=[.H45]/[.H42]-1" office:value-type="float" office:value="0.119620967733711" calcext:value-type="float">
            <text:p>0.119621</text:p>
          </table:table-cell>
          <table:table-cell table:style-name="ce12" table:formula="of:=[.I45]/[.I42]-1" office:value-type="float" office:value="0.0136883661451768" calcext:value-type="float">
            <text:p>0.013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table:formula="of:=[.B46]/[.B42]-1" office:value-type="float" office:value="-0.136881121648552" calcext:value-type="float">
            <text:p>-0.136881</text:p>
          </table:table-cell>
          <table:table-cell table:style-name="ce12" table:formula="of:=[.C46]/[.C42]-1" office:value-type="float" office:value="-0.00422834454705334" calcext:value-type="float">
            <text:p>-0.004228</text:p>
          </table:table-cell>
          <table:table-cell table:style-name="ce12" table:formula="of:=[.D46]/[.D42]-1" office:value-type="float" office:value="0.189794754577374" calcext:value-type="float">
            <text:p>0.189795</text:p>
          </table:table-cell>
          <table:table-cell table:style-name="ce12" table:formula="of:=[.E46]/[.E42]-1" office:value-type="float" office:value="0.0713356631144531" calcext:value-type="float">
            <text:p>0.071336</text:p>
          </table:table-cell>
          <table:table-cell table:style-name="ce12" table:formula="of:=[.F46]/[.F42]-1" office:value-type="float" office:value="0.00436717147429278" calcext:value-type="float">
            <text:p>0.004367</text:p>
          </table:table-cell>
          <table:table-cell table:style-name="ce12" table:formula="of:=[.G46]/[.G42]-1" office:value-type="float" office:value="-0.00763650474393407" calcext:value-type="float">
            <text:p>-0.007637</text:p>
          </table:table-cell>
          <table:table-cell table:style-name="ce12" table:formula="of:=[.H46]/[.H42]-1" office:value-type="float" office:value="0.113610750466345" calcext:value-type="float">
            <text:p>0.113611</text:p>
          </table:table-cell>
          <table:table-cell table:style-name="ce12" table:formula="of:=[.I46]/[.I42]-1" office:value-type="float" office:value="0.00479031137252361" calcext:value-type="float">
            <text:p>0.0047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table:formula="of:=[.B47]/[.B42]-1" office:value-type="float" office:value="-0.158346642545192" calcext:value-type="float">
            <text:p>-0.158347</text:p>
          </table:table-cell>
          <table:table-cell table:style-name="ce12" table:formula="of:=[.C47]/[.C42]-1" office:value-type="float" office:value="-0.00634716399139701" calcext:value-type="float">
            <text:p>-0.006347</text:p>
          </table:table-cell>
          <table:table-cell table:style-name="ce12" table:formula="of:=[.D47]/[.D42]-1" office:value-type="float" office:value="0.258349082168862" calcext:value-type="float">
            <text:p>0.258349</text:p>
          </table:table-cell>
          <table:table-cell table:style-name="ce12" table:formula="of:=[.E47]/[.E42]-1" office:value-type="float" office:value="0.125448877630287" calcext:value-type="float">
            <text:p>0.125449</text:p>
          </table:table-cell>
          <table:table-cell table:style-name="ce12" table:formula="of:=[.F47]/[.F42]-1" office:value-type="float" office:value="0.0108644070919128" calcext:value-type="float">
            <text:p>0.010864</text:p>
          </table:table-cell>
          <table:table-cell table:style-name="ce12" table:formula="of:=[.G47]/[.G42]-1" office:value-type="float" office:value="-0.00297995491559266" calcext:value-type="float">
            <text:p>-0.002980</text:p>
          </table:table-cell>
          <table:table-cell table:style-name="ce12" table:formula="of:=[.H47]/[.H42]-1" office:value-type="float" office:value="0.121613834616526" calcext:value-type="float">
            <text:p>0.121614</text:p>
          </table:table-cell>
          <table:table-cell table:style-name="ce12" table:formula="of:=[.I47]/[.I42]-1" office:value-type="float" office:value="0.00383727469888639" calcext:value-type="float">
            <text:p>0.003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table:formula="of:=[.B48]/[.B42]-1" office:value-type="float" office:value="-0.16672084575919" calcext:value-type="float">
            <text:p>-0.166721</text:p>
          </table:table-cell>
          <table:table-cell table:style-name="ce12" table:formula="of:=[.C48]/[.C42]-1" office:value-type="float" office:value="-0.0121593224424948" calcext:value-type="float">
            <text:p>-0.012159</text:p>
          </table:table-cell>
          <table:table-cell table:style-name="ce12" table:formula="of:=[.D48]/[.D42]-1" office:value-type="float" office:value="0.313312439616373" calcext:value-type="float">
            <text:p>0.313312</text:p>
          </table:table-cell>
          <table:table-cell table:style-name="ce12" table:formula="of:=[.E48]/[.E42]-1" office:value-type="float" office:value="0.11349051661324" calcext:value-type="float">
            <text:p>0.113491</text:p>
          </table:table-cell>
          <table:table-cell table:style-name="ce12" table:formula="of:=[.F48]/[.F42]-1" office:value-type="float" office:value="0.0190333587230034" calcext:value-type="float">
            <text:p>0.019033</text:p>
          </table:table-cell>
          <table:table-cell table:style-name="ce12" table:formula="of:=[.G48]/[.G42]-1" office:value-type="float" office:value="0.00263634182393391" calcext:value-type="float">
            <text:p>0.002636</text:p>
          </table:table-cell>
          <table:table-cell table:style-name="ce12" table:formula="of:=[.H48]/[.H42]-1" office:value-type="float" office:value="0.142915276640316" calcext:value-type="float">
            <text:p>0.142915</text:p>
          </table:table-cell>
          <table:table-cell table:style-name="ce12" table:formula="of:=[.I48]/[.I42]-1" office:value-type="float" office:value="0.00739128825795765" calcext:value-type="float">
            <text:p>0.007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table:formula="of:=[.B49]/[.B42]-1" office:value-type="float" office:value="-0.170254264836827" calcext:value-type="float">
            <text:p>-0.170254</text:p>
          </table:table-cell>
          <table:table-cell table:style-name="ce12" table:formula="of:=[.C49]/[.C42]-1" office:value-type="float" office:value="-0.00854004772063532" calcext:value-type="float">
            <text:p>-0.008540</text:p>
          </table:table-cell>
          <table:table-cell table:style-name="ce12" table:formula="of:=[.D49]/[.D42]-1" office:value-type="float" office:value="0.511630888140067" calcext:value-type="float">
            <text:p>0.511631</text:p>
          </table:table-cell>
          <table:table-cell table:style-name="ce12" table:formula="of:=[.E49]/[.E42]-1" office:value-type="float" office:value="0.143035647256954" calcext:value-type="float">
            <text:p>0.143036</text:p>
          </table:table-cell>
          <table:table-cell table:style-name="ce12" table:formula="of:=[.F49]/[.F42]-1" office:value-type="float" office:value="0.0229027952565575" calcext:value-type="float">
            <text:p>0.022903</text:p>
          </table:table-cell>
          <table:table-cell table:style-name="ce12" table:formula="of:=[.G49]/[.G42]-1" office:value-type="float" office:value="0.00298291709741738" calcext:value-type="float">
            <text:p>0.002983</text:p>
          </table:table-cell>
          <table:table-cell table:style-name="ce12" table:formula="of:=[.H49]/[.H42]-1" office:value-type="float" office:value="0.195063319928567" calcext:value-type="float">
            <text:p>0.195063</text:p>
          </table:table-cell>
          <table:table-cell table:style-name="ce12" table:formula="of:=[.I49]/[.I42]-1" office:value-type="float" office:value="0.00218019703096628" calcext:value-type="float">
            <text:p>0.002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table:formula="of:=[.B50]/[.B42]-1" office:value-type="float" office:value="-0.181190196882111" calcext:value-type="float">
            <text:p>-0.181190</text:p>
          </table:table-cell>
          <table:table-cell table:style-name="ce12" table:formula="of:=[.C50]/[.C42]-1" office:value-type="float" office:value="-0.0101717855737296" calcext:value-type="float">
            <text:p>-0.010172</text:p>
          </table:table-cell>
          <table:table-cell table:style-name="ce12" table:formula="of:=[.D50]/[.D42]-1" office:value-type="float" office:value="0.595141975163183" calcext:value-type="float">
            <text:p>0.595142</text:p>
          </table:table-cell>
          <table:table-cell table:style-name="ce12" table:formula="of:=[.E50]/[.E42]-1" office:value-type="float" office:value="0.17216025307766" calcext:value-type="float">
            <text:p>0.172160</text:p>
          </table:table-cell>
          <table:table-cell table:style-name="ce12" table:formula="of:=[.F50]/[.F42]-1" office:value-type="float" office:value="0.0240796350494337" calcext:value-type="float">
            <text:p>0.024080</text:p>
          </table:table-cell>
          <table:table-cell table:style-name="ce12" table:formula="of:=[.G50]/[.G42]-1" office:value-type="float" office:value="0.00537339782990576" calcext:value-type="float">
            <text:p>0.005373</text:p>
          </table:table-cell>
          <table:table-cell table:style-name="ce12" table:formula="of:=[.H50]/[.H42]-1" office:value-type="float" office:value="0.201911887542746" calcext:value-type="float">
            <text:p>0.201912</text:p>
          </table:table-cell>
          <table:table-cell table:style-name="ce12" table:formula="of:=[.I50]/[.I42]-1" office:value-type="float" office:value="0.000766175695920079" calcext:value-type="float">
            <text:p>0.000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table:formula="of:=[.B51]/[.B42]-1" office:value-type="float" office:value="-0.189016720139075" calcext:value-type="float">
            <text:p>-0.189017</text:p>
          </table:table-cell>
          <table:table-cell table:style-name="ce12" table:formula="of:=[.C51]/[.C42]-1" office:value-type="float" office:value="-0.0108069957347686" calcext:value-type="float">
            <text:p>-0.010807</text:p>
          </table:table-cell>
          <table:table-cell table:style-name="ce12" table:formula="of:=[.D51]/[.D42]-1" office:value-type="float" office:value="0.553330348516625" calcext:value-type="float">
            <text:p>0.553330</text:p>
          </table:table-cell>
          <table:table-cell table:style-name="ce12" table:formula="of:=[.E51]/[.E42]-1" office:value-type="float" office:value="0.151080819049875" calcext:value-type="float">
            <text:p>0.151081</text:p>
          </table:table-cell>
          <table:table-cell table:style-name="ce12" table:formula="of:=[.F51]/[.F42]-1" office:value-type="float" office:value="0.0232750641465036" calcext:value-type="float">
            <text:p>0.023275</text:p>
          </table:table-cell>
          <table:table-cell table:style-name="ce12" table:formula="of:=[.G51]/[.G42]-1" office:value-type="float" office:value="0.00465951201016623" calcext:value-type="float">
            <text:p>0.004660</text:p>
          </table:table-cell>
          <table:table-cell table:style-name="ce12" table:formula="of:=[.H51]/[.H42]-1" office:value-type="float" office:value="0.189568147582298" calcext:value-type="float">
            <text:p>0.189568</text:p>
          </table:table-cell>
          <table:table-cell table:style-name="ce12" table:formula="of:=[.I51]/[.I42]-1" office:value-type="float" office:value="-0.00268047275370487" calcext:value-type="float">
            <text:p>-0.002680</text:p>
          </table:table-cell>
        </table:table-row>
        <table:table-row table:style-name="ro1">
          <table:table-cell table:style-name="ce4" office:value-type="string" calcext:value-type="string">
            <text:p>AMPM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table:style-name="ce5"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5]/[.B65]-1" office:value-type="float" office:value="0" calcext:value-type="float">
            <text:p>0</text:p>
          </table:table-cell>
          <table:table-cell table:formula="of:=[.C65]/[.C65]-1" office:value-type="float" office:value="0" calcext:value-type="float">
            <text:p>0</text:p>
          </table:table-cell>
          <table:table-cell table:formula="of:=[.D65]/[.D65]-1" office:value-type="float" office:value="0" calcext:value-type="float">
            <text:p>0</text:p>
          </table:table-cell>
          <table:table-cell table:formula="of:=[.E65]/[.E65]-1" office:value-type="float" office:value="0" calcext:value-type="float">
            <text:p>0</text:p>
          </table:table-cell>
          <table:table-cell table:formula="of:=[.F65]/[.F65]-1" office:value-type="float" office:value="0" calcext:value-type="float">
            <text:p>0</text:p>
          </table:table-cell>
          <table:table-cell table:formula="of:=[.G65]/[.G65]-1" office:value-type="float" office:value="0" calcext:value-type="float">
            <text:p>0</text:p>
          </table:table-cell>
          <table:table-cell table:formula="of:=[.H65]/[.H65]-1" office:value-type="float" office:value="0" calcext:value-type="float">
            <text:p>0</text:p>
          </table:table-cell>
          <table:table-cell table:formula="of:=[.I65]/[.I6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66]/[.B65]-1" office:value-type="float" office:value="0.00949317129112481" calcext:value-type="float">
            <text:p>0.009493</text:p>
          </table:table-cell>
          <table:table-cell table:style-name="ce11" table:formula="of:=[.C66]/[.C65]-1" office:value-type="float" office:value="0.000135628822167888" calcext:value-type="float">
            <text:p>0.000136</text:p>
          </table:table-cell>
          <table:table-cell table:style-name="ce11" table:formula="of:=[.D66]/[.D65]-1" office:value-type="float" office:value="0.0487622490075905" calcext:value-type="float">
            <text:p>0.048762</text:p>
          </table:table-cell>
          <table:table-cell table:style-name="ce11" table:formula="of:=[.E66]/[.E65]-1" office:value-type="float" office:value="0.063321742162197" calcext:value-type="float">
            <text:p>0.063322</text:p>
          </table:table-cell>
          <table:table-cell table:style-name="ce11" table:formula="of:=[.F66]/[.F65]-1" office:value-type="float" office:value="0.0203947395120685" calcext:value-type="float">
            <text:p>0.020395</text:p>
          </table:table-cell>
          <table:table-cell table:style-name="ce11" table:formula="of:=[.G66]/[.G65]-1" office:value-type="float" office:value="0.010224588372175" calcext:value-type="float">
            <text:p>0.010225</text:p>
          </table:table-cell>
          <table:table-cell table:style-name="ce11" table:formula="of:=[.H66]/[.H65]-1" office:value-type="float" office:value="-0.0369090554276797" calcext:value-type="float">
            <text:p>-0.036909</text:p>
          </table:table-cell>
          <table:table-cell table:style-name="ce11" table:formula="of:=[.I66]/[.I65]-1" office:value-type="float" office:value="0.00683350377901371" calcext:value-type="float">
            <text:p>0.00683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table:formula="of:=[.B67]/[.B65]-1" office:value-type="float" office:value="0.00327658877321535" calcext:value-type="float">
            <text:p>0.003277</text:p>
          </table:table-cell>
          <table:table-cell table:style-name="ce11" table:formula="of:=[.C67]/[.C65]-1" office:value-type="float" office:value="0.000590333142641564" calcext:value-type="float">
            <text:p>0.000590</text:p>
          </table:table-cell>
          <table:table-cell table:style-name="ce11" table:formula="of:=[.D67]/[.D65]-1" office:value-type="float" office:value="0.0422230800512771" calcext:value-type="float">
            <text:p>0.042223</text:p>
          </table:table-cell>
          <table:table-cell table:style-name="ce11" table:formula="of:=[.E67]/[.E65]-1" office:value-type="float" office:value="0.0645669301659244" calcext:value-type="float">
            <text:p>0.064567</text:p>
          </table:table-cell>
          <table:table-cell table:style-name="ce11" table:formula="of:=[.F67]/[.F65]-1" office:value-type="float" office:value="0.0204387569354758" calcext:value-type="float">
            <text:p>0.020439</text:p>
          </table:table-cell>
          <table:table-cell table:style-name="ce11" table:formula="of:=[.G67]/[.G65]-1" office:value-type="float" office:value="0.00782167450009363" calcext:value-type="float">
            <text:p>0.007822</text:p>
          </table:table-cell>
          <table:table-cell table:style-name="ce11" table:formula="of:=[.H67]/[.H65]-1" office:value-type="float" office:value="-0.0386980459911832" calcext:value-type="float">
            <text:p>-0.038698</text:p>
          </table:table-cell>
          <table:table-cell table:style-name="ce11" table:formula="of:=[.I67]/[.I65]-1" office:value-type="float" office:value="0.00637740444874324" calcext:value-type="float">
            <text:p>0.006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68]/[.B65]-1" office:value-type="float" office:value="0.00322595058308384" calcext:value-type="float">
            <text:p>0.003226</text:p>
          </table:table-cell>
          <table:table-cell table:style-name="ce11" table:formula="of:=[.C68]/[.C65]-1" office:value-type="float" office:value="0.00049208918812238" calcext:value-type="float">
            <text:p>0.000492</text:p>
          </table:table-cell>
          <table:table-cell table:style-name="ce11" table:formula="of:=[.D68]/[.D65]-1" office:value-type="float" office:value="0.0422230800512771" calcext:value-type="float">
            <text:p>0.042223</text:p>
          </table:table-cell>
          <table:table-cell table:style-name="ce11" table:formula="of:=[.E68]/[.E65]-1" office:value-type="float" office:value="0.0632313021913999" calcext:value-type="float">
            <text:p>0.063231</text:p>
          </table:table-cell>
          <table:table-cell table:style-name="ce11" table:formula="of:=[.F68]/[.F65]-1" office:value-type="float" office:value="0.0201106554319217" calcext:value-type="float">
            <text:p>0.020111</text:p>
          </table:table-cell>
          <table:table-cell table:style-name="ce11" table:formula="of:=[.G68]/[.G65]-1" office:value-type="float" office:value="0.00732807368212662" calcext:value-type="float">
            <text:p>0.007328</text:p>
          </table:table-cell>
          <table:table-cell table:style-name="ce11" table:formula="of:=[.H68]/[.H65]-1" office:value-type="float" office:value="-0.0409875619839096" calcext:value-type="float">
            <text:p>-0.040988</text:p>
          </table:table-cell>
          <table:table-cell table:style-name="ce11" table:formula="of:=[.I68]/[.I65]-1" office:value-type="float" office:value="0.00651139471891993" calcext:value-type="float">
            <text:p>0.006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69]/[.B65]-1" office:value-type="float" office:value="0.0013642524164843" calcext:value-type="float">
            <text:p>0.001364</text:p>
          </table:table-cell>
          <table:table-cell table:style-name="ce11" table:formula="of:=[.C69]/[.C65]-1" office:value-type="float" office:value="0.000443112113450495" calcext:value-type="float">
            <text:p>0.000443</text:p>
          </table:table-cell>
          <table:table-cell table:style-name="ce11" table:formula="of:=[.D69]/[.D65]-1" office:value-type="float" office:value="0.0422230800512771" calcext:value-type="float">
            <text:p>0.042223</text:p>
          </table:table-cell>
          <table:table-cell table:style-name="ce11" table:formula="of:=[.E69]/[.E65]-1" office:value-type="float" office:value="0.0632313021913999" calcext:value-type="float">
            <text:p>0.063231</text:p>
          </table:table-cell>
          <table:table-cell table:style-name="ce11" table:formula="of:=[.F69]/[.F65]-1" office:value-type="float" office:value="0.0204387569354758" calcext:value-type="float">
            <text:p>0.020439</text:p>
          </table:table-cell>
          <table:table-cell table:style-name="ce11" table:formula="of:=[.G69]/[.G65]-1" office:value-type="float" office:value="0.00674497381474781" calcext:value-type="float">
            <text:p>0.006745</text:p>
          </table:table-cell>
          <table:table-cell table:style-name="ce11" table:formula="of:=[.H69]/[.H65]-1" office:value-type="float" office:value="-0.0398632169332733" calcext:value-type="float">
            <text:p>-0.039863</text:p>
          </table:table-cell>
          <table:table-cell table:style-name="ce11" table:formula="of:=[.I69]/[.I65]-1" office:value-type="float" office:value="0.00621457521313107" calcext:value-type="float">
            <text:p>0.006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70]/[.B65]-1" office:value-type="float" office:value="0.000643402886376876" calcext:value-type="float">
            <text:p>0.000643</text:p>
          </table:table-cell>
          <table:table-cell table:style-name="ce11" table:formula="of:=[.C70]/[.C65]-1" office:value-type="float" office:value="0.000443112113450495" calcext:value-type="float">
            <text:p>0.000443</text:p>
          </table:table-cell>
          <table:table-cell table:style-name="ce11" table:formula="of:=[.D70]/[.D65]-1" office:value-type="float" office:value="0.0422230800512771" calcext:value-type="float">
            <text:p>0.042223</text:p>
          </table:table-cell>
          <table:table-cell table:style-name="ce11" table:formula="of:=[.E70]/[.E65]-1" office:value-type="float" office:value="0.0632313021913999" calcext:value-type="float">
            <text:p>0.063231</text:p>
          </table:table-cell>
          <table:table-cell table:style-name="ce11" table:formula="of:=[.F70]/[.F65]-1" office:value-type="float" office:value="0.0198334393185478" calcext:value-type="float">
            <text:p>0.019833</text:p>
          </table:table-cell>
          <table:table-cell table:style-name="ce11" table:formula="of:=[.G70]/[.G65]-1" office:value-type="float" office:value="0.0062784939208449" calcext:value-type="float">
            <text:p>0.006278</text:p>
          </table:table-cell>
          <table:table-cell table:style-name="ce11" table:formula="of:=[.H70]/[.H65]-1" office:value-type="float" office:value="-0.0415583079464331" calcext:value-type="float">
            <text:p>-0.041558</text:p>
          </table:table-cell>
          <table:table-cell table:style-name="ce11" table:formula="of:=[.I70]/[.I65]-1" office:value-type="float" office:value="0.00646214663948408" calcext:value-type="float">
            <text:p>0.006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71]/[.B65]-1" office:value-type="float" office:value="0.00205829349299247" calcext:value-type="float">
            <text:p>0.002058</text:p>
          </table:table-cell>
          <table:table-cell table:style-name="ce11" table:formula="of:=[.C71]/[.C65]-1" office:value-type="float" office:value="0.000443112113450495" calcext:value-type="float">
            <text:p>0.000443</text:p>
          </table:table-cell>
          <table:table-cell table:style-name="ce11" table:formula="of:=[.D71]/[.D65]-1" office:value-type="float" office:value="0.0422230800512771" calcext:value-type="float">
            <text:p>0.042223</text:p>
          </table:table-cell>
          <table:table-cell table:style-name="ce11" table:formula="of:=[.E71]/[.E65]-1" office:value-type="float" office:value="0.0632313021913999" calcext:value-type="float">
            <text:p>0.063231</text:p>
          </table:table-cell>
          <table:table-cell table:style-name="ce11" table:formula="of:=[.F71]/[.F65]-1" office:value-type="float" office:value="0.0198334393185478" calcext:value-type="float">
            <text:p>0.019833</text:p>
          </table:table-cell>
          <table:table-cell table:style-name="ce11" table:formula="of:=[.G71]/[.G65]-1" office:value-type="float" office:value="0.00736875506822265" calcext:value-type="float">
            <text:p>0.007369</text:p>
          </table:table-cell>
          <table:table-cell table:style-name="ce11" table:formula="of:=[.H71]/[.H65]-1" office:value-type="float" office:value="-0.0407352579747254" calcext:value-type="float">
            <text:p>-0.040735</text:p>
          </table:table-cell>
          <table:table-cell table:style-name="ce11" table:formula="of:=[.I71]/[.I65]-1" office:value-type="float" office:value="0.00659170014574784" calcext:value-type="float">
            <text:p>0.006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72]/[.B65]-1" office:value-type="float" office:value="0.00263318588683847" calcext:value-type="float">
            <text:p>0.002633</text:p>
          </table:table-cell>
          <table:table-cell table:style-name="ce11" table:formula="of:=[.C72]/[.C65]-1" office:value-type="float" office:value="0.000443112113450495" calcext:value-type="float">
            <text:p>0.000443</text:p>
          </table:table-cell>
          <table:table-cell table:style-name="ce11" table:formula="of:=[.D72]/[.D65]-1" office:value-type="float" office:value="0.0422230800512771" calcext:value-type="float">
            <text:p>0.042223</text:p>
          </table:table-cell>
          <table:table-cell table:style-name="ce11" table:formula="of:=[.E72]/[.E65]-1" office:value-type="float" office:value="0.0632313021913999" calcext:value-type="float">
            <text:p>0.063231</text:p>
          </table:table-cell>
          <table:table-cell table:style-name="ce11" table:formula="of:=[.F72]/[.F65]-1" office:value-type="float" office:value="0.0198334393185478" calcext:value-type="float">
            <text:p>0.019833</text:p>
          </table:table-cell>
          <table:table-cell table:style-name="ce11" table:formula="of:=[.G72]/[.G65]-1" office:value-type="float" office:value="0.00661479337923998" calcext:value-type="float">
            <text:p>0.006615</text:p>
          </table:table-cell>
          <table:table-cell table:style-name="ce11" table:formula="of:=[.H72]/[.H65]-1" office:value-type="float" office:value="-0.0407679186878884" calcext:value-type="float">
            <text:p>-0.040768</text:p>
          </table:table-cell>
          <table:table-cell table:style-name="ce11" table:formula="of:=[.I72]/[.I65]-1" office:value-type="float" office:value="0.00659170014574784" calcext:value-type="float">
            <text:p>0.006592</text:p>
          </table:table-cell>
        </table:table-row>
        <table:table-row table:style-name="ro1">
          <table:table-cell table:style-name="ce4" office:value-type="string" calcext:value-type="string">
            <text:p>Next Line </text:p>
          </table:table-cell>
          <table:table-cell table:style-name="ce9" table:number-columns-repeated="7"/>
          <table:table-cell table:style-name="ce9" office:value-type="string" calcext:value-type="string">
            <text:p>Version 28Feb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GemsFDTD</text:p>
          </table:table-cell>
          <table:table-cell table:style-name="ce10" office:value-type="string" calcext:value-type="string">
            <text:p>lbm</text:p>
          </table:table-cell>
          <table:table-cell table:style-name="ce10" office:value-type="string" calcext:value-type="string">
            <text:p>leslie3D</text:p>
          </table:table-cell>
          <table:table-cell table:style-name="ce10" office:value-type="string" calcext:value-type="string">
            <text:p>libquantum</text:p>
          </table:table-cell>
          <table:table-cell table:style-name="ce10" office:value-type="string" calcext:value-type="string">
            <text:p>mcf</text:p>
          </table:table-cell>
          <table:table-cell table:style-name="ce10" office:value-type="string" calcext:value-type="string">
            <text:p>milc</text:p>
          </table:table-cell>
          <table:table-cell table:style-name="ce10" office:value-type="string" calcext:value-type="string">
            <text:p>omentpp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8669" calcext:value-type="float">
            <text:p>0.248669</text:p>
          </table:table-cell>
          <table:table-cell office:value-type="float" office:value="3.389206" calcext:value-type="float">
            <text:p>3.389206</text:p>
          </table:table-cell>
          <table:table-cell office:value-type="float" office:value="1.670886" calcext:value-type="float">
            <text:p>1.670886</text:p>
          </table:table-cell>
          <table:table-cell office:value-type="float" office:value="1.42708" calcext:value-type="float">
            <text:p>1.42708</text:p>
          </table:table-cell>
          <table:table-cell office:value-type="float" office:value="3.298109" calcext:value-type="float">
            <text:p>3.298109</text:p>
          </table:table-cell>
          <table:table-cell office:value-type="float" office:value="0.312475" calcext:value-type="float">
            <text:p>0.312475</text:p>
          </table:table-cell>
          <table:table-cell office:value-type="float" office:value="1.121431" calcext:value-type="float">
            <text:p>1.121431</text:p>
          </table:table-cell>
          <table:table-cell office:value-type="float" office:value="1.123663" calcext:value-type="float">
            <text:p>1.123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6177" calcext:value-type="float">
            <text:p>0.226177</text:p>
          </table:table-cell>
          <table:table-cell office:value-type="float" office:value="3.351137" calcext:value-type="float">
            <text:p>3.351137</text:p>
          </table:table-cell>
          <table:table-cell office:value-type="float" office:value="1.66404" calcext:value-type="float">
            <text:p>1.66404</text:p>
          </table:table-cell>
          <table:table-cell office:value-type="float" office:value="1.363342" calcext:value-type="float">
            <text:p>1.363342</text:p>
          </table:table-cell>
          <table:table-cell office:value-type="float" office:value="3.300546" calcext:value-type="float">
            <text:p>3.300546</text:p>
          </table:table-cell>
          <table:table-cell office:value-type="float" office:value="0.277101" calcext:value-type="float">
            <text:p>0.277101</text:p>
          </table:table-cell>
          <table:table-cell office:value-type="float" office:value="1.101991" calcext:value-type="float">
            <text:p>1.101991</text:p>
          </table:table-cell>
          <table:table-cell office:value-type="float" office:value="0.76605" calcext:value-type="float">
            <text:p>0.76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1103" calcext:value-type="float">
            <text:p>0.211103</text:p>
          </table:table-cell>
          <table:table-cell office:value-type="float" office:value="3.2967" calcext:value-type="float">
            <text:p>3.2967</text:p>
          </table:table-cell>
          <table:table-cell office:value-type="float" office:value="1.681069" calcext:value-type="float">
            <text:p>1.681069</text:p>
          </table:table-cell>
          <table:table-cell office:value-type="float" office:value="1.359383" calcext:value-type="float">
            <text:p>1.359383</text:p>
          </table:table-cell>
          <table:table-cell office:value-type="float" office:value="3.299948" calcext:value-type="float">
            <text:p>3.299948</text:p>
          </table:table-cell>
          <table:table-cell office:value-type="float" office:value="0.245092" calcext:value-type="float">
            <text:p>0.245092</text:p>
          </table:table-cell>
          <table:table-cell office:value-type="float" office:value="1.077804" calcext:value-type="float">
            <text:p>1.077804</text:p>
          </table:table-cell>
          <table:table-cell office:value-type="float" office:value="0.653674" calcext:value-type="float">
            <text:p>0.653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2706" calcext:value-type="float">
            <text:p>0.202706</text:p>
          </table:table-cell>
          <table:table-cell office:value-type="float" office:value="3.268015" calcext:value-type="float">
            <text:p>3.268015</text:p>
          </table:table-cell>
          <table:table-cell office:value-type="float" office:value="1.683131" calcext:value-type="float">
            <text:p>1.683131</text:p>
          </table:table-cell>
          <table:table-cell office:value-type="float" office:value="1.36946" calcext:value-type="float">
            <text:p>1.36946</text:p>
          </table:table-cell>
          <table:table-cell office:value-type="float" office:value="3.303937" calcext:value-type="float">
            <text:p>3.303937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1.053972" calcext:value-type="float">
            <text:p>1.053972</text:p>
          </table:table-cell>
          <table:table-cell office:value-type="float" office:value="0.630939" calcext:value-type="float">
            <text:p>0.630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947" calcext:value-type="float">
            <text:p>0.194947</text:p>
          </table:table-cell>
          <table:table-cell office:value-type="float" office:value="3.222426" calcext:value-type="float">
            <text:p>3.222426</text:p>
          </table:table-cell>
          <table:table-cell office:value-type="float" office:value="1.665141" calcext:value-type="float">
            <text:p>1.665141</text:p>
          </table:table-cell>
          <table:table-cell office:value-type="float" office:value="1.359822" calcext:value-type="float">
            <text:p>1.359822</text:p>
          </table:table-cell>
          <table:table-cell office:value-type="float" office:value="3.300859" calcext:value-type="float">
            <text:p>3.300859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1.041473" calcext:value-type="float">
            <text:p>1.041473</text:p>
          </table:table-cell>
          <table:table-cell office:value-type="float" office:value="0.620145" calcext:value-type="float">
            <text:p>0.620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836" calcext:value-type="float">
            <text:p>0.18836</text:p>
          </table:table-cell>
          <table:table-cell office:value-type="float" office:value="3.162905" calcext:value-type="float">
            <text:p>3.162905</text:p>
          </table:table-cell>
          <table:table-cell office:value-type="float" office:value="1.669414" calcext:value-type="float">
            <text:p>1.669414</text:p>
          </table:table-cell>
          <table:table-cell office:value-type="float" office:value="1.339673" calcext:value-type="float">
            <text:p>1.339673</text:p>
          </table:table-cell>
          <table:table-cell office:value-type="float" office:value="3.305466" calcext:value-type="float">
            <text:p>3.305466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1.032009" calcext:value-type="float">
            <text:p>1.032009</text:p>
          </table:table-cell>
          <table:table-cell office:value-type="float" office:value="0.614661" calcext:value-type="float">
            <text:p>0.614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2987" calcext:value-type="float">
            <text:p>0.182987</text:p>
          </table:table-cell>
          <table:table-cell office:value-type="float" office:value="3.114474" calcext:value-type="float">
            <text:p>3.114474</text:p>
          </table:table-cell>
          <table:table-cell office:value-type="float" office:value="1.672307" calcext:value-type="float">
            <text:p>1.672307</text:p>
          </table:table-cell>
          <table:table-cell office:value-type="float" office:value="1.325105" calcext:value-type="float">
            <text:p>1.325105</text:p>
          </table:table-cell>
          <table:table-cell office:value-type="float" office:value="3.3033" calcext:value-type="float">
            <text:p>3.3033</text:p>
          </table:table-cell>
          <table:table-cell office:value-type="float" office:value="0.174148" calcext:value-type="float">
            <text:p>0.174148</text:p>
          </table:table-cell>
          <table:table-cell office:value-type="float" office:value="1.02828" calcext:value-type="float">
            <text:p>1.02828</text:p>
          </table:table-cell>
          <table:table-cell office:value-type="float" office:value="0.60827" calcext:value-type="float">
            <text:p>0.60827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84]/[.B84]-1" office:value-type="float" office:value="0" calcext:value-type="float">
            <text:p>0</text:p>
          </table:table-cell>
          <table:table-cell table:formula="of:=[.C84]/[.C84]-1" office:value-type="float" office:value="0" calcext:value-type="float">
            <text:p>0</text:p>
          </table:table-cell>
          <table:table-cell table:formula="of:=[.D84]/[.D84]-1" office:value-type="float" office:value="0" calcext:value-type="float">
            <text:p>0</text:p>
          </table:table-cell>
          <table:table-cell table:formula="of:=[.E84]/[.E84]-1" office:value-type="float" office:value="0" calcext:value-type="float">
            <text:p>0</text:p>
          </table:table-cell>
          <table:table-cell table:formula="of:=[.F84]/[.F84]-1" office:value-type="float" office:value="0" calcext:value-type="float">
            <text:p>0</text:p>
          </table:table-cell>
          <table:table-cell table:formula="of:=[.G84]/[.G84]-1" office:value-type="float" office:value="0" calcext:value-type="float">
            <text:p>0</text:p>
          </table:table-cell>
          <table:table-cell table:formula="of:=[.H84]/[.H84]-1" office:value-type="float" office:value="0" calcext:value-type="float">
            <text:p>0</text:p>
          </table:table-cell>
          <table:table-cell table:formula="of:=[.I84]/[.I8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]/[.B84]-1" office:value-type="float" office:value="-0.121888087687951" calcext:value-type="float">
            <text:p>-0.1218880877</text:p>
          </table:table-cell>
          <table:table-cell table:formula="of:=[.C85]/[.C84]-1" office:value-type="float" office:value="-0.00989836957204437" calcext:value-type="float">
            <text:p>-0.0098983696</text:p>
          </table:table-cell>
          <table:table-cell table:formula="of:=[.D85]/[.D84]-1" office:value-type="float" office:value="0.0396713642775408" calcext:value-type="float">
            <text:p>0.0396713643</text:p>
          </table:table-cell>
          <table:table-cell table:formula="of:=[.E85]/[.E84]-1" office:value-type="float" office:value="0.0337653607327368" calcext:value-type="float">
            <text:p>0.0337653607</text:p>
          </table:table-cell>
          <table:table-cell table:formula="of:=[.F85]/[.F84]-1" office:value-type="float" office:value="0.0313368441822861" calcext:value-type="float">
            <text:p>0.0313368442</text:p>
          </table:table-cell>
          <table:table-cell table:formula="of:=[.G85]/[.G84]-1" office:value-type="float" office:value="-0.100348660779837" calcext:value-type="float">
            <text:p>-0.1003486608</text:p>
          </table:table-cell>
          <table:table-cell table:formula="of:=[.H85]/[.H84]-1" office:value-type="float" office:value="-0.0362989195399729" calcext:value-type="float">
            <text:p>-0.0362989195</text:p>
          </table:table-cell>
          <table:table-cell table:formula="of:=[.I85]/[.I84]-1" office:value-type="float" office:value="-0.391001241667791" calcext:value-type="float">
            <text:p>-0.39100124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6]/[.B84]-1" office:value-type="float" office:value="-0.201312918011484" calcext:value-type="float">
            <text:p>-0.201312918</text:p>
          </table:table-cell>
          <table:table-cell table:formula="of:=[.C86]/[.C84]-1" office:value-type="float" office:value="-0.0210196112341806" calcext:value-type="float">
            <text:p>-0.0210196112</text:p>
          </table:table-cell>
          <table:table-cell table:formula="of:=[.D86]/[.D84]-1" office:value-type="float" office:value="0.0354115942155233" calcext:value-type="float">
            <text:p>0.0354115942</text:p>
          </table:table-cell>
          <table:table-cell table:formula="of:=[.E86]/[.E84]-1" office:value-type="float" office:value="-0.0124059376964913" calcext:value-type="float">
            <text:p>-0.0124059377</text:p>
          </table:table-cell>
          <table:table-cell table:formula="of:=[.F86]/[.F84]-1" office:value-type="float" office:value="0.0320989075007729" calcext:value-type="float">
            <text:p>0.0320989075</text:p>
          </table:table-cell>
          <table:table-cell table:formula="of:=[.G86]/[.G84]-1" office:value-type="float" office:value="-0.202194461159304" calcext:value-type="float">
            <text:p>-0.2021944612</text:p>
          </table:table-cell>
          <table:table-cell table:formula="of:=[.H86]/[.H84]-1" office:value-type="float" office:value="-0.0530046722828016" calcext:value-type="float">
            <text:p>-0.0530046723</text:p>
          </table:table-cell>
          <table:table-cell table:formula="of:=[.I86]/[.I84]-1" office:value-type="float" office:value="-0.584819025970964" calcext:value-type="float">
            <text:p>-0.584819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7]/[.B84]-1" office:value-type="float" office:value="-0.25454295056959" calcext:value-type="float">
            <text:p>-0.2545429506</text:p>
          </table:table-cell>
          <table:table-cell table:formula="of:=[.C87]/[.C84]-1" office:value-type="float" office:value="-0.036922498947588" calcext:value-type="float">
            <text:p>-0.0369224989</text:p>
          </table:table-cell>
          <table:table-cell table:formula="of:=[.D87]/[.D84]-1" office:value-type="float" office:value="0.0460075077980671" calcext:value-type="float">
            <text:p>0.0460075078</text:p>
          </table:table-cell>
          <table:table-cell table:formula="of:=[.E87]/[.E84]-1" office:value-type="float" office:value="-0.0152738056948803" calcext:value-type="float">
            <text:p>-0.0152738057</text:p>
          </table:table-cell>
          <table:table-cell table:formula="of:=[.F87]/[.F84]-1" office:value-type="float" office:value="0.0319119096080955" calcext:value-type="float">
            <text:p>0.0319119096</text:p>
          </table:table-cell>
          <table:table-cell table:formula="of:=[.G87]/[.G84]-1" office:value-type="float" office:value="-0.294352040860395" calcext:value-type="float">
            <text:p>-0.2943520409</text:p>
          </table:table-cell>
          <table:table-cell table:formula="of:=[.H87]/[.H84]-1" office:value-type="float" office:value="-0.0737897567267723" calcext:value-type="float">
            <text:p>-0.0737897567</text:p>
          </table:table-cell>
          <table:table-cell table:formula="of:=[.I87]/[.I84]-1" office:value-type="float" office:value="-0.645724158974667" calcext:value-type="float">
            <text:p>-0.645724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8]/[.B84]-1" office:value-type="float" office:value="-0.284194840140402" calcext:value-type="float">
            <text:p>-0.2841948401</text:p>
          </table:table-cell>
          <table:table-cell table:formula="of:=[.C88]/[.C84]-1" office:value-type="float" office:value="-0.0453023570231449" calcext:value-type="float">
            <text:p>-0.045302357</text:p>
          </table:table-cell>
          <table:table-cell table:formula="of:=[.D88]/[.D84]-1" office:value-type="float" office:value="0.0472905410828874" calcext:value-type="float">
            <text:p>0.0472905411</text:p>
          </table:table-cell>
          <table:table-cell table:formula="of:=[.E88]/[.E84]-1" office:value-type="float" office:value="-0.00797410733171644" calcext:value-type="float">
            <text:p>-0.0079741073</text:p>
          </table:table-cell>
          <table:table-cell table:formula="of:=[.F88]/[.F84]-1" office:value-type="float" office:value="0.0331592918721271" calcext:value-type="float">
            <text:p>0.0331592919</text:p>
          </table:table-cell>
          <table:table-cell table:formula="of:=[.G88]/[.G84]-1" office:value-type="float" office:value="-0.370567962940037" calcext:value-type="float">
            <text:p>-0.3705679629</text:p>
          </table:table-cell>
          <table:table-cell table:formula="of:=[.H88]/[.H84]-1" office:value-type="float" office:value="-0.0942697721263141" calcext:value-type="float">
            <text:p>-0.0942697721</text:p>
          </table:table-cell>
          <table:table-cell table:formula="of:=[.I88]/[.I84]-1" office:value-type="float" office:value="-0.658045991028124" calcext:value-type="float">
            <text:p>-0.658045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9]/[.B84]-1" office:value-type="float" office:value="-0.311593793478491" calcext:value-type="float">
            <text:p>-0.3115937935</text:p>
          </table:table-cell>
          <table:table-cell table:formula="of:=[.C89]/[.C84]-1" office:value-type="float" office:value="-0.0586204448671945" calcext:value-type="float">
            <text:p>-0.0586204449</text:p>
          </table:table-cell>
          <table:table-cell table:formula="of:=[.D89]/[.D84]-1" office:value-type="float" office:value="0.0360966667890381" calcext:value-type="float">
            <text:p>0.0360966668</text:p>
          </table:table-cell>
          <table:table-cell table:formula="of:=[.E89]/[.E84]-1" office:value-type="float" office:value="-0.0149557975990752" calcext:value-type="float">
            <text:p>-0.0149557976</text:p>
          </table:table-cell>
          <table:table-cell table:formula="of:=[.F89]/[.F84]-1" office:value-type="float" office:value="0.0321967843241979" calcext:value-type="float">
            <text:p>0.0321967843</text:p>
          </table:table-cell>
          <table:table-cell table:formula="of:=[.G89]/[.G84]-1" office:value-type="float" office:value="-0.425895908490221" calcext:value-type="float">
            <text:p>-0.4258959085</text:p>
          </table:table-cell>
          <table:table-cell table:formula="of:=[.H89]/[.H84]-1" office:value-type="float" office:value="-0.105010780538485" calcext:value-type="float">
            <text:p>-0.1050107805</text:p>
          </table:table-cell>
          <table:table-cell table:formula="of:=[.I89]/[.I84]-1" office:value-type="float" office:value="-0.663896083624781" calcext:value-type="float">
            <text:p>-0.66389608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0]/[.B84]-1" office:value-type="float" office:value="-0.334854124144555" calcext:value-type="float">
            <text:p>-0.3348541241</text:p>
          </table:table-cell>
          <table:table-cell table:formula="of:=[.C90]/[.C84]-1" office:value-type="float" office:value="-0.0760085408237998" calcext:value-type="float">
            <text:p>-0.0760085408</text:p>
          </table:table-cell>
          <table:table-cell table:formula="of:=[.D90]/[.D84]-1" office:value-type="float" office:value="0.0387554452691725" calcext:value-type="float">
            <text:p>0.0387554453</text:p>
          </table:table-cell>
          <table:table-cell table:formula="of:=[.E90]/[.E84]-1" office:value-type="float" office:value="-0.0295515723653139" calcext:value-type="float">
            <text:p>-0.0295515724</text:p>
          </table:table-cell>
          <table:table-cell table:formula="of:=[.F90]/[.F84]-1" office:value-type="float" office:value="0.0336374185910302" calcext:value-type="float">
            <text:p>0.0336374186</text:p>
          </table:table-cell>
          <table:table-cell table:formula="of:=[.G90]/[.G84]-1" office:value-type="float" office:value="-0.464804263392921" calcext:value-type="float">
            <text:p>-0.4648042634</text:p>
          </table:table-cell>
          <table:table-cell table:formula="of:=[.H90]/[.H84]-1" office:value-type="float" office:value="-0.113143663458142" calcext:value-type="float">
            <text:p>-0.1131436635</text:p>
          </table:table-cell>
          <table:table-cell table:formula="of:=[.I90]/[.I84]-1" office:value-type="float" office:value="-0.66686828186455" calcext:value-type="float">
            <text:p>-0.6668682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1]/[.B84]-1" office:value-type="float" office:value="-0.35382751972202" calcext:value-type="float">
            <text:p>-0.3538275197</text:p>
          </table:table-cell>
          <table:table-cell table:formula="of:=[.C91]/[.C84]-1" office:value-type="float" office:value="-0.0901568729296843" calcext:value-type="float">
            <text:p>-0.0901568729</text:p>
          </table:table-cell>
          <table:table-cell table:formula="of:=[.D91]/[.D84]-1" office:value-type="float" office:value="0.0405555496789616" calcext:value-type="float">
            <text:p>0.0405555497</text:p>
          </table:table-cell>
          <table:table-cell table:formula="of:=[.E91]/[.E84]-1" office:value-type="float" office:value="-0.0401045152803252" calcext:value-type="float">
            <text:p>-0.0401045153</text:p>
          </table:table-cell>
          <table:table-cell table:formula="of:=[.F91]/[.F84]-1" office:value-type="float" office:value="0.0329600984647098" calcext:value-type="float">
            <text:p>0.0329600985</text:p>
          </table:table-cell>
          <table:table-cell table:formula="of:=[.G91]/[.G84]-1" office:value-type="float" office:value="-0.498607948083805" calcext:value-type="float">
            <text:p>-0.4986079481</text:p>
          </table:table-cell>
          <table:table-cell table:formula="of:=[.H91]/[.H84]-1" office:value-type="float" office:value="-0.11634817744878" calcext:value-type="float">
            <text:p>-0.1163481774</text:p>
          </table:table-cell>
          <table:table-cell table:formula="of:=[.I91]/[.I84]-1" office:value-type="float" office:value="-0.670332052643246" calcext:value-type="float">
            <text:p>-0.6703320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9:32:09.509309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4T22:04:01.613644412</dc:date>
    <meta:editing-duration>P1DT13H16M58S</meta:editing-duration>
    <meta:editing-cycles>80</meta:editing-cycles>
    <meta:generator>LibreOffice/4.2.7.2$Linux_X86_64 LibreOffice_project/420m0$Build-2</meta:generator>
    <meta:document-statistic meta:table-count="1" meta:cell-count="81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row-mapping="4 0 1 2 3 5" chart:style-name="ch1">
        <chart:subtitle svg:x="11.314cm" svg:y="0.228cm" chart:style-name="ch2">
          <text:p>Polcies Performance</text:p>
        </chart:subtitle>
        <chart:legend chart:legend-position="bottom" svg:x="6.804cm" svg:y="10.561cm" style:legend-expansion="wide" chart:style-name="ch3"/>
        <chart:plot-area chart:style-name="ch4" table:cell-range-address="Sheet1.M12:Sheet1.M12 Sheet1.B2:Sheet1.I2 Sheet1.A10:Sheet1.I15" chart:data-source-has-labels="both" svg:x="1.67cm" svg:y="1.143cm" svg:width="24.468cm" svg:height="9.19cm">
          <chartooo:coordinate-region svg:x="2.586cm" svg:y="1.371cm" svg:width="23.552cm" svg:height="8.735cm"/>
          <chart:axis chart:dimension="x" chart:name="primary-x" chart:style-name="ch5" chartooo:axis-type="auto">
            <chartooo:date-scale/>
            <chart:categories table:cell-range-address="Sheet1.B2:Sheet1.I2"/>
          </chart:axis>
          <chart:axis chart:dimension="y" chart:name="primary-y" chart:style-name="ch6">
            <chart:title svg:x="0.451cm" svg:y="8.484cm" chart:style-name="ch7">
              <text:p>Speedup (base no prefetching)</text:p>
            </chart:title>
            <chart:grid chart:style-name="ch8" chart:class="major"/>
          </chart:axis>
          <chart:series chart:style-name="ch9" chart:values-cell-range-address="Sheet1.B14:Sheet1.I14" chart:label-cell-address="Sheet1.A14:Sheet1.A14" chart:class="chart:bar">
            <chart:data-point chart:repeated="8"/>
          </chart:series>
          <chart:series chart:style-name="ch10" chart:values-cell-range-address="Sheet1.B10:Sheet1.I10" chart:label-cell-address="Sheet1.A10:Sheet1.A10" chart:class="chart:bar">
            <chart:data-point chart:repeated="8"/>
          </chart:series>
          <chart:series chart:style-name="ch11" chart:values-cell-range-address="Sheet1.B11:Sheet1.I11" chart:label-cell-address="Sheet1.A11:Sheet1.A11" chart:class="chart:bar">
            <chart:data-point chart:repeated="8"/>
          </chart:series>
          <chart:series chart:style-name="ch12" chart:values-cell-range-address="Sheet1.B12:Sheet1.I12" chart:label-cell-address="Sheet1.A12:Sheet1.A12" chart:class="chart:bar">
            <chart:data-point chart:repeated="8"/>
          </chart:series>
          <chart:series chart:style-name="ch13" chart:values-cell-range-address="Sheet1.B13:Sheet1.I13" chart:label-cell-address="Sheet1.A13:Sheet1.A13" chart:class="chart:bar">
            <chart:data-point chart:repeated="8"/>
          </chart:series>
          <chart:series chart:style-name="ch14" chart:values-cell-range-address="Sheet1.B15:Sheet1.I15" chart:label-cell-address="Sheet1.A15:Sheet1.A15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o Pref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I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 Line</text:p>
                <draw:g>
                  <svg:desc>Sheet1.A10:Sheet1.A10</svg:desc>
                </draw:g>
              </table:table-cell>
              <table:table-cell office:value-type="float" office:value="-0.0279512166656941">
                <text:p>-0.0279512166656941</text:p>
                <draw:g>
                  <svg:desc>Sheet1.B10:Sheet1.I10</svg:desc>
                </draw:g>
              </table:table-cell>
              <table:table-cell office:value-type="float" office:value="-0.00635879007081286">
                <text:p>-0.00635879007081286</text:p>
              </table:table-cell>
              <table:table-cell office:value-type="float" office:value="0.519594290490581">
                <text:p>0.519594290490581</text:p>
              </table:table-cell>
              <table:table-cell office:value-type="float" office:value="0.401167446689951">
                <text:p>0.401167446689951</text:p>
              </table:table-cell>
              <table:table-cell office:value-type="float" office:value="0.0157997202807867">
                <text:p>0.0157997202807867</text:p>
              </table:table-cell>
              <table:table-cell office:value-type="float" office:value="0.00870380911445934">
                <text:p>0.00870380911445934</text:p>
              </table:table-cell>
              <table:table-cell office:value-type="float" office:value="0.186835658380266">
                <text:p>0.186835658380266</text:p>
              </table:table-cell>
              <table:table-cell office:value-type="float" office:value="-0.158212824315896">
                <text:p>-0.158212824315896</text:p>
              </table:table-cell>
            </table:table-row>
            <table:table-row>
              <table:table-cell office:value-type="string">
                <text:p>Stream</text:p>
                <draw:g>
                  <svg:desc>Sheet1.A11:Sheet1.A11</svg:desc>
                </draw:g>
              </table:table-cell>
              <table:table-cell office:value-type="float" office:value="-0.0538326084941767">
                <text:p>-0.0538326084941767</text:p>
                <draw:g>
                  <svg:desc>Sheet1.B11:Sheet1.I11</svg:desc>
                </draw:g>
              </table:table-cell>
              <table:table-cell office:value-type="float" office:value="-0.00431698739765951">
                <text:p>-0.00431698739765951</text:p>
              </table:table-cell>
              <table:table-cell office:value-type="float" office:value="0.190730178781472">
                <text:p>0.190730178781472</text:p>
              </table:table-cell>
              <table:table-cell office:value-type="float" office:value="0.0472368296849355">
                <text:p>0.0472368296849355</text:p>
              </table:table-cell>
              <table:table-cell office:value-type="float" office:value="0.00683892194703128">
                <text:p>0.00683892194703128</text:p>
              </table:table-cell>
              <table:table-cell office:value-type="float" office:value="-0.00681609609330525">
                <text:p>-0.00681609609330525</text:p>
              </table:table-cell>
              <table:table-cell office:value-type="float" office:value="0.0747040741186478">
                <text:p>0.0747040741186478</text:p>
              </table:table-cell>
              <table:table-cell office:value-type="float" office:value="0.00834944200945031">
                <text:p>0.00834944200945031</text:p>
              </table:table-cell>
            </table:table-row>
            <table:table-row>
              <table:table-cell office:value-type="string">
                <text:p>IP Stride</text:p>
                <draw:g>
                  <svg:desc>Sheet1.A12:Sheet1.A12</svg:desc>
                </draw:g>
              </table:table-cell>
              <table:table-cell office:value-type="float" office:value="0.0558509451513582">
                <text:p>0.0558509451513582</text:p>
                <draw:g>
                  <svg:desc>Sheet1.B12:Sheet1.I12</svg:desc>
                </draw:g>
              </table:table-cell>
              <table:table-cell office:value-type="float" office:value="0.00115820197126548">
                <text:p>0.00115820197126548</text:p>
              </table:table-cell>
              <table:table-cell office:value-type="float" office:value="0.440604422827447">
                <text:p>0.440604422827447</text:p>
              </table:table-cell>
              <table:table-cell office:value-type="float" office:value="0.428457604186649">
                <text:p>0.428457604186649</text:p>
              </table:table-cell>
              <table:table-cell office:value-type="float" office:value="0.0272206881677122">
                <text:p>0.0272206881677122</text:p>
              </table:table-cell>
              <table:table-cell office:value-type="float" office:value="0.0249700870090495">
                <text:p>0.0249700870090495</text:p>
              </table:table-cell>
              <table:table-cell office:value-type="float" office:value="0.154980917548716">
                <text:p>0.154980917548716</text:p>
              </table:table-cell>
              <table:table-cell office:value-type="float" office:value="0.0113778883270688">
                <text:p>0.0113778883270688</text:p>
              </table:table-cell>
            </table:table-row>
            <table:table-row>
              <table:table-cell office:value-type="string">
                <text:p>AMPM</text:p>
                <draw:g>
                  <svg:desc>Sheet1.A13:Sheet1.A13</svg:desc>
                </draw:g>
              </table:table-cell>
              <table:table-cell office:value-type="float" office:value="0.163296479238249">
                <text:p>0.163296479238249</text:p>
                <draw:g>
                  <svg:desc>Sheet1.B13:Sheet1.I13</svg:desc>
                </draw:g>
              </table:table-cell>
              <table:table-cell office:value-type="float" office:value="0.00176110560392684">
                <text:p>0.00176110560392684</text:p>
              </table:table-cell>
              <table:table-cell office:value-type="float" office:value="0.92150842848552">
                <text:p>0.92150842848552</text:p>
              </table:table-cell>
              <table:table-cell office:value-type="float" office:value="0.646823523918853">
                <text:p>0.646823523918853</text:p>
              </table:table-cell>
              <table:table-cell office:value-type="float" office:value="0.0382604806558249">
                <text:p>0.0382604806558249</text:p>
              </table:table-cell>
              <table:table-cell office:value-type="float" office:value="0.0817728239025126">
                <text:p>0.0817728239025126</text:p>
              </table:table-cell>
              <table:table-cell office:value-type="float" office:value="0.202989958000249">
                <text:p>0.202989958000249</text:p>
              </table:table-cell>
              <table:table-cell office:value-type="float" office:value="0.035318490996098">
                <text:p>0.035318490996098</text:p>
              </table:table-cell>
            </table:table-row>
            <table:table-row>
              <table:table-cell office:value-type="string">
                <text:p>Online</text:p>
                <draw:g>
                  <svg:desc>Sheet1.A15:Sheet1.A15</svg:desc>
                </draw:g>
              </table:table-cell>
              <table:table-cell office:value-type="float" office:value="0.161882270560088">
                <text:p>0.161882270560088</text:p>
                <draw:g>
                  <svg:desc>Sheet1.B15:Sheet1.I15</svg:desc>
                </draw:g>
              </table:table-cell>
              <table:table-cell office:value-type="float" office:value="-0.00342148537225739">
                <text:p>-0.00342148537225739</text:p>
              </table:table-cell>
              <table:table-cell office:value-type="float" office:value="0.547145245290298">
                <text:p>0.547145245290298</text:p>
              </table:table-cell>
              <table:table-cell office:value-type="float" office:value="0.426903647585785">
                <text:p>0.426903647585785</text:p>
              </table:table-cell>
              <table:table-cell office:value-type="float" office:value="0.0322401328777442">
                <text:p>0.0322401328777442</text:p>
              </table:table-cell>
              <table:table-cell office:value-type="float" office:value="0.0362179524412487">
                <text:p>0.0362179524412487</text:p>
              </table:table-cell>
              <table:table-cell office:value-type="float" office:value="0.203116426410684">
                <text:p>0.203116426410684</text:p>
              </table:table-cell>
              <table:table-cell office:value-type="float" office:value="-0.0330117985312172">
                <text:p>-0.0330117985312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36cm" svg:y="0.228cm" chart:style-name="ch2">
          <text:p>IP Stride Aggressiveness</text:p>
        </chart:subtitle>
        <chart:legend chart:legend-position="end" svg:x="25.448cm" svg:y="2.89cm" style:legend-expansion="high" chart:style-name="ch3"/>
        <chart:plot-area chart:style-name="ch4" table:cell-range-address="Sheet1.B18:Sheet1.I18 Sheet1.A30:Sheet1.I39" chart:data-source-has-labels="both" svg:x="1.67cm" svg:y="1.143cm" svg:width="23.245cm" svg:height="10.06cm">
          <chartooo:coordinate-region svg:x="2.798cm" svg:y="1.371cm" svg:width="22.117cm" svg:height="9.605cm"/>
          <chart:axis chart:dimension="x" chart:name="primary-x" chart:style-name="ch5" chartooo:axis-type="auto">
            <chartooo:date-scale/>
            <chart:categories table:cell-range-address="Sheet1.B18:Sheet1.I18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30:Sheet1.I30" chart:label-cell-address="Sheet1.A30:Sheet1.A30" chart:class="chart:bar">
            <chart:data-point chart:repeated="8"/>
          </chart:series>
          <chart:series chart:style-name="ch10" chart:values-cell-range-address="Sheet1.B31:Sheet1.I31" chart:label-cell-address="Sheet1.A31:Sheet1.A31" chart:class="chart:bar">
            <chart:data-point chart:repeated="8"/>
          </chart:series>
          <chart:series chart:style-name="ch11" chart:values-cell-range-address="Sheet1.B32:Sheet1.I32" chart:label-cell-address="Sheet1.A32:Sheet1.A32" chart:class="chart:bar">
            <chart:data-point chart:repeated="8"/>
          </chart:series>
          <chart:series chart:style-name="ch12" chart:values-cell-range-address="Sheet1.B33:Sheet1.I33" chart:label-cell-address="Sheet1.A33:Sheet1.A33" chart:class="chart:bar">
            <chart:data-point chart:repeated="8"/>
          </chart:series>
          <chart:series chart:style-name="ch13" chart:values-cell-range-address="Sheet1.B34:Sheet1.I34" chart:label-cell-address="Sheet1.A34:Sheet1.A34" chart:class="chart:bar">
            <chart:data-point chart:repeated="8"/>
          </chart:series>
          <chart:series chart:style-name="ch14" chart:values-cell-range-address="Sheet1.B35:Sheet1.I35" chart:label-cell-address="Sheet1.A35:Sheet1.A35" chart:class="chart:bar">
            <chart:data-point chart:repeated="8"/>
          </chart:series>
          <chart:series chart:style-name="ch15" chart:values-cell-range-address="Sheet1.B36:Sheet1.I36" chart:label-cell-address="Sheet1.A36:Sheet1.A36" chart:class="chart:bar">
            <chart:data-point chart:repeated="8"/>
          </chart:series>
          <chart:series chart:style-name="ch16" chart:values-cell-range-address="Sheet1.B37:Sheet1.I37" chart:label-cell-address="Sheet1.A37:Sheet1.A37" chart:class="chart:bar">
            <chart:data-point chart:repeated="8"/>
          </chart:series>
          <chart:series chart:style-name="ch17" chart:values-cell-range-address="Sheet1.B38:Sheet1.I38" chart:label-cell-address="Sheet1.A38:Sheet1.A38" chart:class="chart:bar">
            <chart:data-point chart:repeated="8"/>
          </chart:series>
          <chart:series chart:style-name="ch18" chart:values-cell-range-address="Sheet1.B39:Sheet1.I39" chart:label-cell-address="Sheet1.A39:Sheet1.A39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30:Sheet1.I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0.00616321671238107">
                <text:p>0.00616321671238107</text:p>
                <draw:g>
                  <svg:desc>Sheet1.B31:Sheet1.I31</svg:desc>
                </draw:g>
              </table:table-cell>
              <table:table-cell office:value-type="float" office:value="-0.000190205738240468">
                <text:p>-0.000190205738240468</text:p>
              </table:table-cell>
              <table:table-cell office:value-type="float" office:value="-0.240568441881615">
                <text:p>-0.240568441881615</text:p>
              </table:table-cell>
              <table:table-cell office:value-type="float" office:value="-0.0740332784082505">
                <text:p>-0.0740332784082505</text:p>
              </table:table-cell>
              <table:table-cell office:value-type="float" office:value="0.0119066686343818">
                <text:p>0.0119066686343818</text:p>
              </table:table-cell>
              <table:table-cell office:value-type="float" office:value="0.00307903521664321">
                <text:p>0.00307903521664321</text:p>
              </table:table-cell>
              <table:table-cell office:value-type="float" office:value="0.0706168846868767">
                <text:p>0.0706168846868767</text:p>
              </table:table-cell>
              <table:table-cell office:value-type="float" office:value="-0.00426393439382045">
                <text:p>-0.00426393439382045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0.0116357848070461">
                <text:p>0.0116357848070461</text:p>
                <draw:g>
                  <svg:desc>Sheet1.B32:Sheet1.I32</svg:desc>
                </draw:g>
              </table:table-cell>
              <table:table-cell office:value-type="float" office:value="0.0000255154039101591">
                <text:p>0.0000255154039101591</text:p>
              </table:table-cell>
              <table:table-cell office:value-type="float" office:value="-0.198615924599082">
                <text:p>-0.198615924599082</text:p>
              </table:table-cell>
              <table:table-cell office:value-type="float" office:value="-0.0317441752465609">
                <text:p>-0.0317441752465609</text:p>
              </table:table-cell>
              <table:table-cell office:value-type="float" office:value="0.0175851416959334">
                <text:p>0.0175851416959334</text:p>
              </table:table-cell>
              <table:table-cell office:value-type="float" office:value="0.00525800093424933">
                <text:p>0.00525800093424933</text:p>
              </table:table-cell>
              <table:table-cell office:value-type="float" office:value="0.095199042168197">
                <text:p>0.095199042168197</text:p>
              </table:table-cell>
              <table:table-cell office:value-type="float" office:value="-0.00396379654607826">
                <text:p>-0.00396379654607826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0.0207885233932552">
                <text:p>0.0207885233932552</text:p>
                <draw:g>
                  <svg:desc>Sheet1.B33:Sheet1.I33</svg:desc>
                </draw:g>
              </table:table-cell>
              <table:table-cell office:value-type="float" office:value="0.0000333439937463265">
                <text:p>0.0000333439937463265</text:p>
              </table:table-cell>
              <table:table-cell office:value-type="float" office:value="-0.138855678817082">
                <text:p>-0.138855678817082</text:p>
              </table:table-cell>
              <table:table-cell office:value-type="float" office:value="0.00867839242653057">
                <text:p>0.00867839242653057</text:p>
              </table:table-cell>
              <table:table-cell office:value-type="float" office:value="0.0110737462031545">
                <text:p>0.0110737462031545</text:p>
              </table:table-cell>
              <table:table-cell office:value-type="float" office:value="0.00588747991933558">
                <text:p>0.00588747991933558</text:p>
              </table:table-cell>
              <table:table-cell office:value-type="float" office:value="0.12165256933739">
                <text:p>0.12165256933739</text:p>
              </table:table-cell>
              <table:table-cell office:value-type="float" office:value="-0.00269584893181474">
                <text:p>-0.00269584893181474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0.0237977780847327">
                <text:p>0.0237977780847327</text:p>
                <draw:g>
                  <svg:desc>Sheet1.B34:Sheet1.I34</svg:desc>
                </draw:g>
              </table:table-cell>
              <table:table-cell office:value-type="float" office:value="0.0000466815912449903">
                <text:p>0.0000466815912449903</text:p>
              </table:table-cell>
              <table:table-cell office:value-type="float" office:value="-0.0358384743927115">
                <text:p>-0.0358384743927115</text:p>
              </table:table-cell>
              <table:table-cell office:value-type="float" office:value="0.0214489901926047">
                <text:p>0.0214489901926047</text:p>
              </table:table-cell>
              <table:table-cell office:value-type="float" office:value="0.0248017049893847">
                <text:p>0.0248017049893847</text:p>
              </table:table-cell>
              <table:table-cell office:value-type="float" office:value="0.00286256280548236">
                <text:p>0.00286256280548236</text:p>
              </table:table-cell>
              <table:table-cell office:value-type="float" office:value="0.14110997851068">
                <text:p>0.14110997851068</text:p>
              </table:table-cell>
              <table:table-cell office:value-type="float" office:value="0.000780448265760292">
                <text:p>0.000780448265760292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0.0267708559438535">
                <text:p>0.0267708559438535</text:p>
                <draw:g>
                  <svg:desc>Sheet1.B35:Sheet1.I35</svg:desc>
                </draw:g>
              </table:table-cell>
              <table:table-cell office:value-type="float" office:value="-0.000359245289146104">
                <text:p>-0.000359245289146104</text:p>
              </table:table-cell>
              <table:table-cell office:value-type="float" office:value="-0.00700032663632422">
                <text:p>-0.00700032663632422</text:p>
              </table:table-cell>
              <table:table-cell office:value-type="float" office:value="0.0202449956828197">
                <text:p>0.0202449956828197</text:p>
              </table:table-cell>
              <table:table-cell office:value-type="float" office:value="0.0264518165229533">
                <text:p>0.0264518165229533</text:p>
              </table:table-cell>
              <table:table-cell office:value-type="float" office:value="0.00398480135807944">
                <text:p>0.00398480135807944</text:p>
              </table:table-cell>
              <table:table-cell office:value-type="float" office:value="0.149570310308877">
                <text:p>0.149570310308877</text:p>
              </table:table-cell>
              <table:table-cell office:value-type="float" office:value="0.00224159838680404">
                <text:p>0.00224159838680404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0.0239359078082759">
                <text:p>0.0239359078082759</text:p>
                <draw:g>
                  <svg:desc>Sheet1.B36:Sheet1.I36</svg:desc>
                </draw:g>
              </table:table-cell>
              <table:table-cell office:value-type="float" office:value="-0.0000200063962478847">
                <text:p>-0.0000200063962478847</text:p>
              </table:table-cell>
              <table:table-cell office:value-type="float" office:value="-0.068223335088368">
                <text:p>-0.068223335088368</text:p>
              </table:table-cell>
              <table:table-cell office:value-type="float" office:value="-0.00468113065404419">
                <text:p>-0.00468113065404419</text:p>
              </table:table-cell>
              <table:table-cell office:value-type="float" office:value="0.028647245235712">
                <text:p>0.028647245235712</text:p>
              </table:table-cell>
              <table:table-cell office:value-type="float" office:value="0.000489911246311259">
                <text:p>0.000489911246311259</text:p>
              </table:table-cell>
              <table:table-cell office:value-type="float" office:value="0.149101258991762">
                <text:p>0.149101258991762</text:p>
              </table:table-cell>
              <table:table-cell office:value-type="float" office:value="0.00211489348700877">
                <text:p>0.00211489348700877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0.0268399208056251">
                <text:p>0.0268399208056251</text:p>
                <draw:g>
                  <svg:desc>Sheet1.B37:Sheet1.I37</svg:desc>
                </draw:g>
              </table:table-cell>
              <table:table-cell office:value-type="float" office:value="-0.0000423323746693294">
                <text:p>-0.0000423323746693294</text:p>
              </table:table-cell>
              <table:table-cell office:value-type="float" office:value="-0.0860668305283461">
                <text:p>-0.0860668305283461</text:p>
              </table:table-cell>
              <table:table-cell office:value-type="float" office:value="-0.0412474759115098">
                <text:p>-0.0412474759115098</text:p>
              </table:table-cell>
              <table:table-cell office:value-type="float" office:value="0.0281157733859414">
                <text:p>0.0281157733859414</text:p>
              </table:table-cell>
              <table:table-cell office:value-type="float" office:value="-0.00384808194050434">
                <text:p>-0.00384808194050434</text:p>
              </table:table-cell>
              <table:table-cell office:value-type="float" office:value="0.124838249829304">
                <text:p>0.124838249829304</text:p>
              </table:table-cell>
              <table:table-cell office:value-type="float" office:value="0.00260598730075423">
                <text:p>0.00260598730075423</text:p>
              </table:table-cell>
            </table:table-row>
            <table:table-row>
              <table:table-cell office:value-type="string">
                <text:p>9</text:p>
                <draw:g>
                  <svg:desc>Sheet1.A38:Sheet1.A38</svg:desc>
                </draw:g>
              </table:table-cell>
              <table:table-cell office:value-type="float" office:value="0.0248863718583709">
                <text:p>0.0248863718583709</text:p>
                <draw:g>
                  <svg:desc>Sheet1.B38:Sheet1.I38</svg:desc>
                </draw:g>
              </table:table-cell>
              <table:table-cell office:value-type="float" office:value="0.000480733405491707">
                <text:p>0.000480733405491707</text:p>
              </table:table-cell>
              <table:table-cell office:value-type="float" office:value="-0.101615981931383">
                <text:p>-0.101615981931383</text:p>
              </table:table-cell>
              <table:table-cell office:value-type="float" office:value="-0.0678000268318776">
                <text:p>-0.0678000268318776</text:p>
              </table:table-cell>
              <table:table-cell office:value-type="float" office:value="0.0299015062145076">
                <text:p>0.0299015062145076</text:p>
              </table:table-cell>
              <table:table-cell office:value-type="float" office:value="-0.00891809367558771">
                <text:p>-0.00891809367558771</text:p>
              </table:table-cell>
              <table:table-cell office:value-type="float" office:value="0.116182560575318">
                <text:p>0.116182560575318</text:p>
              </table:table-cell>
              <table:table-cell office:value-type="float" office:value="0.00345787556320776">
                <text:p>0.00345787556320776</text:p>
              </table:table-cell>
            </table:table-row>
            <table:table-row>
              <table:table-cell office:value-type="string">
                <text:p>10</text:p>
                <draw:g>
                  <svg:desc>Sheet1.A39:Sheet1.A39</svg:desc>
                </draw:g>
              </table:table-cell>
              <table:table-cell office:value-type="float" office:value="0.0255342660378475">
                <text:p>0.0255342660378475</text:p>
                <draw:g>
                  <svg:desc>Sheet1.B39:Sheet1.I39</svg:desc>
                </draw:g>
              </table:table-cell>
              <table:table-cell office:value-type="float" office:value="0.000514077399238033">
                <text:p>0.000514077399238033</text:p>
              </table:table-cell>
              <table:table-cell office:value-type="float" office:value="-0.10718563094724">
                <text:p>-0.10718563094724</text:p>
              </table:table-cell>
              <table:table-cell office:value-type="float" office:value="-0.0940271552361721">
                <text:p>-0.0940271552361721</text:p>
              </table:table-cell>
              <table:table-cell office:value-type="float" office:value="0.0351347260685841">
                <text:p>0.0351347260685841</text:p>
              </table:table-cell>
              <table:table-cell office:value-type="float" office:value="-0.0128060521128847">
                <text:p>-0.0128060521128847</text:p>
              </table:table-cell>
              <table:table-cell office:value-type="float" office:value="0.106197086659407">
                <text:p>0.106197086659407</text:p>
              </table:table-cell>
              <table:table-cell office:value-type="float" office:value="0.00103790183874874">
                <text:p>0.0010379018387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072cm" svg:y="0.228cm" chart:style-name="ch2">
          <text:p>Stream Aggressiveness</text:p>
        </chart:subtitle>
        <chart:legend chart:legend-position="end" svg:x="25.448cm" svg:y="2.89cm" style:legend-expansion="high" chart:style-name="ch3"/>
        <chart:plot-area chart:style-name="ch4" table:cell-range-address="Sheet1.B18:Sheet1.I18 Sheet1.A30:Sheet1.A37 Sheet1.B53:Sheet1.I62 Sheet1.A50:Sheet1.A50 Sheet1.A62:Sheet1.A62" chart:data-source-has-labels="both" svg:x="1.67cm" svg:y="1.143cm" svg:width="23.245cm" svg:height="10.06cm">
          <chartooo:coordinate-region svg:x="2.586cm" svg:y="1.371cm" svg:width="22.329cm" svg:height="9.605cm"/>
          <chart:axis chart:dimension="x" chart:name="primary-x" chart:style-name="ch5" chartooo:axis-type="auto">
            <chartooo:date-scale/>
            <chart:categories table:cell-range-address="Sheet1.B18:Sheet1.I18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53:Sheet1.I53" chart:label-cell-address="Sheet1.A30:Sheet1.A30" chart:class="chart:bar">
            <chart:data-point chart:repeated="8"/>
          </chart:series>
          <chart:series chart:style-name="ch10" chart:values-cell-range-address="Sheet1.B54:Sheet1.I54" chart:label-cell-address="Sheet1.A31:Sheet1.A31" chart:class="chart:bar">
            <chart:data-point chart:repeated="8"/>
          </chart:series>
          <chart:series chart:style-name="ch11" chart:values-cell-range-address="Sheet1.B55:Sheet1.I55" chart:label-cell-address="Sheet1.A32:Sheet1.A32" chart:class="chart:bar">
            <chart:data-point chart:repeated="8"/>
          </chart:series>
          <chart:series chart:style-name="ch12" chart:values-cell-range-address="Sheet1.B56:Sheet1.I56" chart:label-cell-address="Sheet1.A33:Sheet1.A33" chart:class="chart:bar">
            <chart:data-point chart:repeated="8"/>
          </chart:series>
          <chart:series chart:style-name="ch13" chart:values-cell-range-address="Sheet1.B57:Sheet1.I57" chart:label-cell-address="Sheet1.A34:Sheet1.A34" chart:class="chart:bar">
            <chart:data-point chart:repeated="8"/>
          </chart:series>
          <chart:series chart:style-name="ch14" chart:values-cell-range-address="Sheet1.B58:Sheet1.I58" chart:label-cell-address="Sheet1.A35:Sheet1.A35" chart:class="chart:bar">
            <chart:data-point chart:repeated="8"/>
          </chart:series>
          <chart:series chart:style-name="ch15" chart:values-cell-range-address="Sheet1.B59:Sheet1.I59" chart:label-cell-address="Sheet1.A36:Sheet1.A36" chart:class="chart:bar">
            <chart:data-point chart:repeated="8"/>
          </chart:series>
          <chart:series chart:style-name="ch16" chart:values-cell-range-address="Sheet1.B60:Sheet1.I60" chart:label-cell-address="Sheet1.A37:Sheet1.A37" chart:class="chart:bar">
            <chart:data-point chart:repeated="8"/>
          </chart:series>
          <chart:series chart:style-name="ch17" chart:values-cell-range-address="Sheet1.B61:Sheet1.I61" chart:label-cell-address="Sheet1.A50:Sheet1.A50" chart:class="chart:bar">
            <chart:data-point chart:repeated="8"/>
          </chart:series>
          <chart:series chart:style-name="ch18" chart:values-cell-range-address="Sheet1.B62:Sheet1.I62" chart:label-cell-address="Sheet1.A62:Sheet1.A62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53:Sheet1.I5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-0.0260271649258688">
                <text:p>-0.0260271649258688</text:p>
                <draw:g>
                  <svg:desc>Sheet1.B54:Sheet1.I54</svg:desc>
                </draw:g>
              </table:table-cell>
              <table:table-cell office:value-type="float" office:value="-0.00372703099517713">
                <text:p>-0.00372703099517713</text:p>
              </table:table-cell>
              <table:table-cell office:value-type="float" office:value="0.187002851285435">
                <text:p>0.187002851285435</text:p>
              </table:table-cell>
              <table:table-cell office:value-type="float" office:value="0.035520798415053">
                <text:p>0.035520798415053</text:p>
              </table:table-cell>
              <table:table-cell office:value-type="float" office:value="0.00680534212209794">
                <text:p>0.00680534212209794</text:p>
              </table:table-cell>
              <table:table-cell office:value-type="float" office:value="0.0130217513011384">
                <text:p>0.0130217513011384</text:p>
              </table:table-cell>
              <table:table-cell office:value-type="float" office:value="0.0746876329045372">
                <text:p>0.0746876329045372</text:p>
              </table:table-cell>
              <table:table-cell office:value-type="float" office:value="0.00977296619643786">
                <text:p>0.00977296619643786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-0.0678345794524614">
                <text:p>-0.0678345794524614</text:p>
                <draw:g>
                  <svg:desc>Sheet1.B55:Sheet1.I55</svg:desc>
                </draw:g>
              </table:table-cell>
              <table:table-cell office:value-type="float" office:value="-0.00233578423185898">
                <text:p>-0.00233578423185898</text:p>
              </table:table-cell>
              <table:table-cell office:value-type="float" office:value="0.17104225086599">
                <text:p>0.17104225086599</text:p>
              </table:table-cell>
              <table:table-cell office:value-type="float" office:value="0.0412736582849413">
                <text:p>0.0412736582849413</text:p>
              </table:table-cell>
              <table:table-cell office:value-type="float" office:value="0.00666431192829564">
                <text:p>0.00666431192829564</text:p>
              </table:table-cell>
              <table:table-cell office:value-type="float" office:value="-0.00244676218715656">
                <text:p>-0.00244676218715656</text:p>
              </table:table-cell>
              <table:table-cell office:value-type="float" office:value="0.0862440170648151">
                <text:p>0.0862440170648151</text:p>
              </table:table-cell>
              <table:table-cell office:value-type="float" office:value="0.0119732656308751">
                <text:p>0.0119732656308751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-0.112479329498396">
                <text:p>-0.112479329498396</text:p>
                <draw:g>
                  <svg:desc>Sheet1.B56:Sheet1.I56</svg:desc>
                </draw:g>
              </table:table-cell>
              <table:table-cell office:value-type="float" office:value="-0.00431751213710307">
                <text:p>-0.00431751213710307</text:p>
              </table:table-cell>
              <table:table-cell office:value-type="float" office:value="0.346023517213752">
                <text:p>0.346023517213752</text:p>
              </table:table-cell>
              <table:table-cell office:value-type="float" office:value="0.08198226770269">
                <text:p>0.08198226770269</text:p>
              </table:table-cell>
              <table:table-cell office:value-type="float" office:value="0.0120758691620964">
                <text:p>0.0120758691620964</text:p>
              </table:table-cell>
              <table:table-cell office:value-type="float" office:value="0.00287035418808079">
                <text:p>0.00287035418808079</text:p>
              </table:table-cell>
              <table:table-cell office:value-type="float" office:value="0.119620967733711">
                <text:p>0.119620967733711</text:p>
              </table:table-cell>
              <table:table-cell office:value-type="float" office:value="0.0136883661451768">
                <text:p>0.0136883661451768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-0.136881121648552">
                <text:p>-0.136881121648552</text:p>
                <draw:g>
                  <svg:desc>Sheet1.B57:Sheet1.I57</svg:desc>
                </draw:g>
              </table:table-cell>
              <table:table-cell office:value-type="float" office:value="-0.00422834454705334">
                <text:p>-0.00422834454705334</text:p>
              </table:table-cell>
              <table:table-cell office:value-type="float" office:value="0.189794754577374">
                <text:p>0.189794754577374</text:p>
              </table:table-cell>
              <table:table-cell office:value-type="float" office:value="0.0713356631144531">
                <text:p>0.0713356631144531</text:p>
              </table:table-cell>
              <table:table-cell office:value-type="float" office:value="0.00436717147429278">
                <text:p>0.00436717147429278</text:p>
              </table:table-cell>
              <table:table-cell office:value-type="float" office:value="-0.00763650474393407">
                <text:p>-0.00763650474393407</text:p>
              </table:table-cell>
              <table:table-cell office:value-type="float" office:value="0.113610750466345">
                <text:p>0.113610750466345</text:p>
              </table:table-cell>
              <table:table-cell office:value-type="float" office:value="0.00479031137252361">
                <text:p>0.00479031137252361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-0.158346642545192">
                <text:p>-0.158346642545192</text:p>
                <draw:g>
                  <svg:desc>Sheet1.B58:Sheet1.I58</svg:desc>
                </draw:g>
              </table:table-cell>
              <table:table-cell office:value-type="float" office:value="-0.00634716399139701">
                <text:p>-0.00634716399139701</text:p>
              </table:table-cell>
              <table:table-cell office:value-type="float" office:value="0.258349082168862">
                <text:p>0.258349082168862</text:p>
              </table:table-cell>
              <table:table-cell office:value-type="float" office:value="0.125448877630287">
                <text:p>0.125448877630287</text:p>
              </table:table-cell>
              <table:table-cell office:value-type="float" office:value="0.0108644070919128">
                <text:p>0.0108644070919128</text:p>
              </table:table-cell>
              <table:table-cell office:value-type="float" office:value="-0.00297995491559266">
                <text:p>-0.00297995491559266</text:p>
              </table:table-cell>
              <table:table-cell office:value-type="float" office:value="0.121613834616526">
                <text:p>0.121613834616526</text:p>
              </table:table-cell>
              <table:table-cell office:value-type="float" office:value="0.00383727469888639">
                <text:p>0.00383727469888639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-0.16672084575919">
                <text:p>-0.16672084575919</text:p>
                <draw:g>
                  <svg:desc>Sheet1.B59:Sheet1.I59</svg:desc>
                </draw:g>
              </table:table-cell>
              <table:table-cell office:value-type="float" office:value="-0.0121593224424948">
                <text:p>-0.0121593224424948</text:p>
              </table:table-cell>
              <table:table-cell office:value-type="float" office:value="0.313312439616373">
                <text:p>0.313312439616373</text:p>
              </table:table-cell>
              <table:table-cell office:value-type="float" office:value="0.11349051661324">
                <text:p>0.11349051661324</text:p>
              </table:table-cell>
              <table:table-cell office:value-type="float" office:value="0.0190333587230034">
                <text:p>0.0190333587230034</text:p>
              </table:table-cell>
              <table:table-cell office:value-type="float" office:value="0.00263634182393391">
                <text:p>0.00263634182393391</text:p>
              </table:table-cell>
              <table:table-cell office:value-type="float" office:value="0.142915276640316">
                <text:p>0.142915276640316</text:p>
              </table:table-cell>
              <table:table-cell office:value-type="float" office:value="0.00739128825795765">
                <text:p>0.00739128825795765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-0.170254264836827">
                <text:p>-0.170254264836827</text:p>
                <draw:g>
                  <svg:desc>Sheet1.B60:Sheet1.I60</svg:desc>
                </draw:g>
              </table:table-cell>
              <table:table-cell office:value-type="float" office:value="-0.00854004772063532">
                <text:p>-0.00854004772063532</text:p>
              </table:table-cell>
              <table:table-cell office:value-type="float" office:value="0.511630888140067">
                <text:p>0.511630888140067</text:p>
              </table:table-cell>
              <table:table-cell office:value-type="float" office:value="0.143035647256954">
                <text:p>0.143035647256954</text:p>
              </table:table-cell>
              <table:table-cell office:value-type="float" office:value="0.0229027952565575">
                <text:p>0.0229027952565575</text:p>
              </table:table-cell>
              <table:table-cell office:value-type="float" office:value="0.00298291709741738">
                <text:p>0.00298291709741738</text:p>
              </table:table-cell>
              <table:table-cell office:value-type="float" office:value="0.195063319928567">
                <text:p>0.195063319928567</text:p>
              </table:table-cell>
              <table:table-cell office:value-type="float" office:value="0.00218019703096628">
                <text:p>0.00218019703096628</text:p>
              </table:table-cell>
            </table:table-row>
            <table:table-row>
              <table:table-cell office:value-type="string">
                <text:p>9</text:p>
                <draw:g>
                  <svg:desc>Sheet1.A50:Sheet1.A50</svg:desc>
                </draw:g>
              </table:table-cell>
              <table:table-cell office:value-type="float" office:value="-0.181190196882111">
                <text:p>-0.181190196882111</text:p>
                <draw:g>
                  <svg:desc>Sheet1.B61:Sheet1.I61</svg:desc>
                </draw:g>
              </table:table-cell>
              <table:table-cell office:value-type="float" office:value="-0.0101717855737296">
                <text:p>-0.0101717855737296</text:p>
              </table:table-cell>
              <table:table-cell office:value-type="float" office:value="0.595141975163183">
                <text:p>0.595141975163183</text:p>
              </table:table-cell>
              <table:table-cell office:value-type="float" office:value="0.17216025307766">
                <text:p>0.17216025307766</text:p>
              </table:table-cell>
              <table:table-cell office:value-type="float" office:value="0.0240796350494337">
                <text:p>0.0240796350494337</text:p>
              </table:table-cell>
              <table:table-cell office:value-type="float" office:value="0.00537339782990576">
                <text:p>0.00537339782990576</text:p>
              </table:table-cell>
              <table:table-cell office:value-type="float" office:value="0.201911887542746">
                <text:p>0.201911887542746</text:p>
              </table:table-cell>
              <table:table-cell office:value-type="float" office:value="0.000766175695920079">
                <text:p>0.000766175695920079</text:p>
              </table:table-cell>
            </table:table-row>
            <table:table-row>
              <table:table-cell office:value-type="string">
                <text:p>10</text:p>
                <draw:g>
                  <svg:desc>Sheet1.A62:Sheet1.A62</svg:desc>
                </draw:g>
              </table:table-cell>
              <table:table-cell office:value-type="float" office:value="-0.189016720139075">
                <text:p>-0.189016720139075</text:p>
                <draw:g>
                  <svg:desc>Sheet1.B62:Sheet1.I62</svg:desc>
                </draw:g>
              </table:table-cell>
              <table:table-cell office:value-type="float" office:value="-0.0108069957347686">
                <text:p>-0.0108069957347686</text:p>
              </table:table-cell>
              <table:table-cell office:value-type="float" office:value="0.553330348516625">
                <text:p>0.553330348516625</text:p>
              </table:table-cell>
              <table:table-cell office:value-type="float" office:value="0.151080819049875">
                <text:p>0.151080819049875</text:p>
              </table:table-cell>
              <table:table-cell office:value-type="float" office:value="0.0232750641465036">
                <text:p>0.0232750641465036</text:p>
              </table:table-cell>
              <table:table-cell office:value-type="float" office:value="0.00465951201016623">
                <text:p>0.00465951201016623</text:p>
              </table:table-cell>
              <table:table-cell office:value-type="float" office:value="0.189568147582298">
                <text:p>0.189568147582298</text:p>
              </table:table-cell>
              <table:table-cell office:value-type="float" office:value="-0.00268047275370487">
                <text:p>-0.0026804727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239cm" svg:y="0.228cm" chart:style-name="ch2">
          <text:p>AMPM Aggressivness</text:p>
        </chart:subtitle>
        <chart:legend chart:legend-position="end" svg:x="25.659cm" svg:y="3.445cm" style:legend-expansion="high" chart:style-name="ch3"/>
        <chart:plot-area chart:style-name="ch4" table:cell-range-address="Sheet1.B18:Sheet1.I18 Sheet1.A30:Sheet1.A37 Sheet1.B74:Sheet1.I81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18:Sheet1.I18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74:Sheet1.I74" chart:label-cell-address="Sheet1.A30:Sheet1.A30" chart:class="chart:bar">
            <chart:data-point chart:repeated="8"/>
          </chart:series>
          <chart:series chart:style-name="ch10" chart:values-cell-range-address="Sheet1.B75:Sheet1.I75" chart:label-cell-address="Sheet1.A31:Sheet1.A31" chart:class="chart:bar">
            <chart:data-point chart:repeated="8"/>
          </chart:series>
          <chart:series chart:style-name="ch11" chart:values-cell-range-address="Sheet1.B76:Sheet1.I76" chart:label-cell-address="Sheet1.A32:Sheet1.A32" chart:class="chart:bar">
            <chart:data-point chart:repeated="8"/>
          </chart:series>
          <chart:series chart:style-name="ch12" chart:values-cell-range-address="Sheet1.B77:Sheet1.I77" chart:label-cell-address="Sheet1.A33:Sheet1.A33" chart:class="chart:bar">
            <chart:data-point chart:repeated="8"/>
          </chart:series>
          <chart:series chart:style-name="ch13" chart:values-cell-range-address="Sheet1.B78:Sheet1.I78" chart:label-cell-address="Sheet1.A34:Sheet1.A34" chart:class="chart:bar">
            <chart:data-point chart:repeated="8"/>
          </chart:series>
          <chart:series chart:style-name="ch14" chart:values-cell-range-address="Sheet1.B79:Sheet1.I79" chart:label-cell-address="Sheet1.A35:Sheet1.A35" chart:class="chart:bar">
            <chart:data-point chart:repeated="8"/>
          </chart:series>
          <chart:series chart:style-name="ch15" chart:values-cell-range-address="Sheet1.B80:Sheet1.I80" chart:label-cell-address="Sheet1.A36:Sheet1.A36" chart:class="chart:bar">
            <chart:data-point chart:repeated="8"/>
          </chart:series>
          <chart:series chart:style-name="ch16" chart:values-cell-range-address="Sheet1.B81:Sheet1.I81" chart:label-cell-address="Sheet1.A37:Sheet1.A37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74:Sheet1.I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75:Sheet1.I75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76:Sheet1.I76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77:Sheet1.I77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0.0013642524164843">
                <text:p>0.0013642524164843</text:p>
                <draw:g>
                  <svg:desc>Sheet1.B78:Sheet1.I78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79:Sheet1.I79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80:Sheet1.I80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81:Sheet1.I81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67cm" svg:y="0.228cm" chart:style-name="ch2">
          <text:p>Next Line Aggressivness</text:p>
        </chart:subtitle>
        <chart:legend chart:legend-position="end" svg:x="25.659cm" svg:y="3.445cm" style:legend-expansion="high" chart:style-name="ch3"/>
        <chart:plot-area chart:style-name="ch4" table:cell-range-address="Sheet1.B18:Sheet1.I18 Sheet1.A30:Sheet1.A37 Sheet1.B93:Sheet1.I100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18:Sheet1.I18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93:Sheet1.I93" chart:label-cell-address="Sheet1.A30:Sheet1.A30" chart:class="chart:bar">
            <chart:data-point chart:repeated="8"/>
          </chart:series>
          <chart:series chart:style-name="ch10" chart:values-cell-range-address="Sheet1.B94:Sheet1.I94" chart:label-cell-address="Sheet1.A31:Sheet1.A31" chart:class="chart:bar">
            <chart:data-point chart:repeated="8"/>
          </chart:series>
          <chart:series chart:style-name="ch11" chart:values-cell-range-address="Sheet1.B95:Sheet1.I95" chart:label-cell-address="Sheet1.A32:Sheet1.A32" chart:class="chart:bar">
            <chart:data-point chart:repeated="8"/>
          </chart:series>
          <chart:series chart:style-name="ch12" chart:values-cell-range-address="Sheet1.B96:Sheet1.I96" chart:label-cell-address="Sheet1.A33:Sheet1.A33" chart:class="chart:bar">
            <chart:data-point chart:repeated="8"/>
          </chart:series>
          <chart:series chart:style-name="ch13" chart:values-cell-range-address="Sheet1.B97:Sheet1.I97" chart:label-cell-address="Sheet1.A34:Sheet1.A34" chart:class="chart:bar">
            <chart:data-point chart:repeated="8"/>
          </chart:series>
          <chart:series chart:style-name="ch14" chart:values-cell-range-address="Sheet1.B98:Sheet1.I98" chart:label-cell-address="Sheet1.A35:Sheet1.A35" chart:class="chart:bar">
            <chart:data-point chart:repeated="8"/>
          </chart:series>
          <chart:series chart:style-name="ch15" chart:values-cell-range-address="Sheet1.B99:Sheet1.I99" chart:label-cell-address="Sheet1.A36:Sheet1.A36" chart:class="chart:bar">
            <chart:data-point chart:repeated="8"/>
          </chart:series>
          <chart:series chart:style-name="ch16" chart:values-cell-range-address="Sheet1.B100:Sheet1.I100" chart:label-cell-address="Sheet1.A37:Sheet1.A37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93:Sheet1.I9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1:Sheet1.A31</svg:desc>
                </draw:g>
              </table:table-cell>
              <table:table-cell office:value-type="float" office:value="-0.121888087687951">
                <text:p>-0.121888087687951</text:p>
                <draw:g>
                  <svg:desc>Sheet1.B94:Sheet1.I94</svg:desc>
                </draw:g>
              </table:table-cell>
              <table:table-cell office:value-type="float" office:value="-0.00989836957204437">
                <text:p>-0.00989836957204437</text:p>
              </table:table-cell>
              <table:table-cell office:value-type="float" office:value="0.0396713642775408">
                <text:p>0.0396713642775408</text:p>
              </table:table-cell>
              <table:table-cell office:value-type="float" office:value="0.0337653607327368">
                <text:p>0.0337653607327368</text:p>
              </table:table-cell>
              <table:table-cell office:value-type="float" office:value="0.0313368441822861">
                <text:p>0.0313368441822861</text:p>
              </table:table-cell>
              <table:table-cell office:value-type="float" office:value="-0.100348660779837">
                <text:p>-0.100348660779837</text:p>
              </table:table-cell>
              <table:table-cell office:value-type="float" office:value="-0.0362989195399729">
                <text:p>-0.0362989195399729</text:p>
              </table:table-cell>
              <table:table-cell office:value-type="float" office:value="-0.391001241667791">
                <text:p>-0.391001241667791</text:p>
              </table:table-cell>
            </table:table-row>
            <table:table-row>
              <table:table-cell office:value-type="string">
                <text:p>3</text:p>
                <draw:g>
                  <svg:desc>Sheet1.A32:Sheet1.A32</svg:desc>
                </draw:g>
              </table:table-cell>
              <table:table-cell office:value-type="float" office:value="-0.201312918011484">
                <text:p>-0.201312918011484</text:p>
                <draw:g>
                  <svg:desc>Sheet1.B95:Sheet1.I95</svg:desc>
                </draw:g>
              </table:table-cell>
              <table:table-cell office:value-type="float" office:value="-0.0210196112341806">
                <text:p>-0.0210196112341806</text:p>
              </table:table-cell>
              <table:table-cell office:value-type="float" office:value="0.0354115942155233">
                <text:p>0.0354115942155233</text:p>
              </table:table-cell>
              <table:table-cell office:value-type="float" office:value="-0.0124059376964913">
                <text:p>-0.0124059376964913</text:p>
              </table:table-cell>
              <table:table-cell office:value-type="float" office:value="0.0320989075007729">
                <text:p>0.0320989075007729</text:p>
              </table:table-cell>
              <table:table-cell office:value-type="float" office:value="-0.202194461159304">
                <text:p>-0.202194461159304</text:p>
              </table:table-cell>
              <table:table-cell office:value-type="float" office:value="-0.0530046722828016">
                <text:p>-0.0530046722828016</text:p>
              </table:table-cell>
              <table:table-cell office:value-type="float" office:value="-0.584819025970964">
                <text:p>-0.584819025970964</text:p>
              </table:table-cell>
            </table:table-row>
            <table:table-row>
              <table:table-cell office:value-type="string">
                <text:p>4</text:p>
                <draw:g>
                  <svg:desc>Sheet1.A33:Sheet1.A33</svg:desc>
                </draw:g>
              </table:table-cell>
              <table:table-cell office:value-type="float" office:value="-0.25454295056959">
                <text:p>-0.25454295056959</text:p>
                <draw:g>
                  <svg:desc>Sheet1.B96:Sheet1.I96</svg:desc>
                </draw:g>
              </table:table-cell>
              <table:table-cell office:value-type="float" office:value="-0.036922498947588">
                <text:p>-0.036922498947588</text:p>
              </table:table-cell>
              <table:table-cell office:value-type="float" office:value="0.0460075077980671">
                <text:p>0.0460075077980671</text:p>
              </table:table-cell>
              <table:table-cell office:value-type="float" office:value="-0.0152738056948803">
                <text:p>-0.0152738056948803</text:p>
              </table:table-cell>
              <table:table-cell office:value-type="float" office:value="0.0319119096080955">
                <text:p>0.0319119096080955</text:p>
              </table:table-cell>
              <table:table-cell office:value-type="float" office:value="-0.294352040860395">
                <text:p>-0.294352040860395</text:p>
              </table:table-cell>
              <table:table-cell office:value-type="float" office:value="-0.0737897567267723">
                <text:p>-0.0737897567267723</text:p>
              </table:table-cell>
              <table:table-cell office:value-type="float" office:value="-0.645724158974667">
                <text:p>-0.645724158974667</text:p>
              </table:table-cell>
            </table:table-row>
            <table:table-row>
              <table:table-cell office:value-type="string">
                <text:p>5</text:p>
                <draw:g>
                  <svg:desc>Sheet1.A34:Sheet1.A34</svg:desc>
                </draw:g>
              </table:table-cell>
              <table:table-cell office:value-type="float" office:value="-0.284194840140402">
                <text:p>-0.284194840140402</text:p>
                <draw:g>
                  <svg:desc>Sheet1.B97:Sheet1.I97</svg:desc>
                </draw:g>
              </table:table-cell>
              <table:table-cell office:value-type="float" office:value="-0.0453023570231449">
                <text:p>-0.0453023570231449</text:p>
              </table:table-cell>
              <table:table-cell office:value-type="float" office:value="0.0472905410828874">
                <text:p>0.0472905410828874</text:p>
              </table:table-cell>
              <table:table-cell office:value-type="float" office:value="-0.00797410733171644">
                <text:p>-0.00797410733171644</text:p>
              </table:table-cell>
              <table:table-cell office:value-type="float" office:value="0.0331592918721271">
                <text:p>0.0331592918721271</text:p>
              </table:table-cell>
              <table:table-cell office:value-type="float" office:value="-0.370567962940037">
                <text:p>-0.370567962940037</text:p>
              </table:table-cell>
              <table:table-cell office:value-type="float" office:value="-0.0942697721263141">
                <text:p>-0.0942697721263141</text:p>
              </table:table-cell>
              <table:table-cell office:value-type="float" office:value="-0.658045991028124">
                <text:p>-0.658045991028124</text:p>
              </table:table-cell>
            </table:table-row>
            <table:table-row>
              <table:table-cell office:value-type="string">
                <text:p>6</text:p>
                <draw:g>
                  <svg:desc>Sheet1.A35:Sheet1.A35</svg:desc>
                </draw:g>
              </table:table-cell>
              <table:table-cell office:value-type="float" office:value="-0.311593793478491">
                <text:p>-0.311593793478491</text:p>
                <draw:g>
                  <svg:desc>Sheet1.B98:Sheet1.I98</svg:desc>
                </draw:g>
              </table:table-cell>
              <table:table-cell office:value-type="float" office:value="-0.0586204448671945">
                <text:p>-0.0586204448671945</text:p>
              </table:table-cell>
              <table:table-cell office:value-type="float" office:value="0.0360966667890381">
                <text:p>0.0360966667890381</text:p>
              </table:table-cell>
              <table:table-cell office:value-type="float" office:value="-0.0149557975990752">
                <text:p>-0.0149557975990752</text:p>
              </table:table-cell>
              <table:table-cell office:value-type="float" office:value="0.0321967843241979">
                <text:p>0.0321967843241979</text:p>
              </table:table-cell>
              <table:table-cell office:value-type="float" office:value="-0.425895908490221">
                <text:p>-0.425895908490221</text:p>
              </table:table-cell>
              <table:table-cell office:value-type="float" office:value="-0.105010780538485">
                <text:p>-0.105010780538485</text:p>
              </table:table-cell>
              <table:table-cell office:value-type="float" office:value="-0.663896083624781">
                <text:p>-0.663896083624781</text:p>
              </table:table-cell>
            </table:table-row>
            <table:table-row>
              <table:table-cell office:value-type="string">
                <text:p>7</text:p>
                <draw:g>
                  <svg:desc>Sheet1.A36:Sheet1.A36</svg:desc>
                </draw:g>
              </table:table-cell>
              <table:table-cell office:value-type="float" office:value="-0.334854124144555">
                <text:p>-0.334854124144555</text:p>
                <draw:g>
                  <svg:desc>Sheet1.B99:Sheet1.I99</svg:desc>
                </draw:g>
              </table:table-cell>
              <table:table-cell office:value-type="float" office:value="-0.0760085408237998">
                <text:p>-0.0760085408237998</text:p>
              </table:table-cell>
              <table:table-cell office:value-type="float" office:value="0.0387554452691725">
                <text:p>0.0387554452691725</text:p>
              </table:table-cell>
              <table:table-cell office:value-type="float" office:value="-0.0295515723653139">
                <text:p>-0.0295515723653139</text:p>
              </table:table-cell>
              <table:table-cell office:value-type="float" office:value="0.0336374185910302">
                <text:p>0.0336374185910302</text:p>
              </table:table-cell>
              <table:table-cell office:value-type="float" office:value="-0.464804263392921">
                <text:p>-0.464804263392921</text:p>
              </table:table-cell>
              <table:table-cell office:value-type="float" office:value="-0.113143663458142">
                <text:p>-0.113143663458142</text:p>
              </table:table-cell>
              <table:table-cell office:value-type="float" office:value="-0.66686828186455">
                <text:p>-0.66686828186455</text:p>
              </table:table-cell>
            </table:table-row>
            <table:table-row>
              <table:table-cell office:value-type="string">
                <text:p>8</text:p>
                <draw:g>
                  <svg:desc>Sheet1.A37:Sheet1.A37</svg:desc>
                </draw:g>
              </table:table-cell>
              <table:table-cell office:value-type="float" office:value="-0.35382751972202">
                <text:p>-0.35382751972202</text:p>
                <draw:g>
                  <svg:desc>Sheet1.B100:Sheet1.I100</svg:desc>
                </draw:g>
              </table:table-cell>
              <table:table-cell office:value-type="float" office:value="-0.0901568729296843">
                <text:p>-0.0901568729296843</text:p>
              </table:table-cell>
              <table:table-cell office:value-type="float" office:value="0.0405555496789616">
                <text:p>0.0405555496789616</text:p>
              </table:table-cell>
              <table:table-cell office:value-type="float" office:value="-0.0401045152803252">
                <text:p>-0.0401045152803252</text:p>
              </table:table-cell>
              <table:table-cell office:value-type="float" office:value="0.0329600984647098">
                <text:p>0.0329600984647098</text:p>
              </table:table-cell>
              <table:table-cell office:value-type="float" office:value="-0.498607948083805">
                <text:p>-0.498607948083805</text:p>
              </table:table-cell>
              <table:table-cell office:value-type="float" office:value="-0.11634817744878">
                <text:p>-0.11634817744878</text:p>
              </table:table-cell>
              <table:table-cell office:value-type="float" office:value="-0.670332052643246">
                <text:p>-0.6703320526432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